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38.35pt"/>
    </style:style>
    <style:style style:name="co3" style:family="table-column">
      <style:table-column-properties fo:break-before="auto" style:column-width="62.45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48.25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88.41pt"/>
    </style:style>
    <style:style style:name="co9" style:family="table-column">
      <style:table-column-properties fo:break-before="auto" style:column-width="54.45pt"/>
    </style:style>
    <style:style style:name="co10" style:family="table-column">
      <style:table-column-properties fo:break-before="auto" style:column-width="43.9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_Lin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UMean:0</text:p>
          </table:table-cell>
          <table:table-cell office:value-type="string" calcext:value-type="string">
            <text:p>UMean:1</text:p>
          </table:table-cell>
          <table:table-cell office:value-type="string" calcext:value-type="string">
            <text:p>UMean:2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x/D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4.3472" calcext:value-type="float">
            <text:p>4.3472</text:p>
          </table:table-cell>
          <table:table-cell office:value-type="float" office:value="9.7478" calcext:value-type="float">
            <text:p>9.7478</text:p>
          </table:table-cell>
          <table:table-cell table:formula="of:=[.B2]/[.$B$2]" office:value-type="float" office:value="1" calcext:value-type="float">
            <text:p>1</text:p>
          </table:table-cell>
          <table:table-cell office:value-type="float" office:value="0.000022481" calcext:value-type="float">
            <text:p>2.2481E-05</text:p>
          </table:table-cell>
          <table:table-cell office:value-type="float" office:value="0.18994" calcext:value-type="float">
            <text:p>0.18994</text:p>
          </table:table-cell>
          <table:table-cell office:value-type="float" office:value="9.7796" calcext:value-type="float">
            <text:p>9.7796</text:p>
          </table:table-cell>
          <table:table-cell office:value-type="float" office:value="0.000099103" calcext:value-type="float">
            <text:p>9.9103E-05</text:p>
          </table:table-cell>
          <table:table-cell office:value-type="float" office:value="0.1623" calcext:value-type="float">
            <text:p>0.1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table:formula="of:=([.K2]-12)/4.5" office:value-type="float" office:value="-0.96" calcext:value-type="float">
            <text:p>-0.9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4487" calcext:value-type="float">
            <text:p>4.4487</text:p>
          </table:table-cell>
          <table:table-cell office:value-type="float" office:value="9.7367" calcext:value-type="float">
            <text:p>9.7367</text:p>
          </table:table-cell>
          <table:table-cell table:formula="of:=[.B3]/[.$B$2]" office:value-type="float" office:value="0.998861281519933" calcext:value-type="float">
            <text:p>0.998861281519933</text:p>
          </table:table-cell>
          <table:table-cell office:value-type="float" office:value="0.000012977" calcext:value-type="float">
            <text:p>1.2977E-05</text:p>
          </table:table-cell>
          <table:table-cell office:value-type="float" office:value="0.19697" calcext:value-type="float">
            <text:p>0.19697</text:p>
          </table:table-cell>
          <table:table-cell office:value-type="float" office:value="9.7699" calcext:value-type="float">
            <text:p>9.7699</text:p>
          </table:table-cell>
          <table:table-cell office:value-type="float" office:value="0.00010381" calcext:value-type="float">
            <text:p>0.00010381</text:p>
          </table:table-cell>
          <table:table-cell office:value-type="float" office:value="0.16848" calcext:value-type="float">
            <text:p>0.16848</text:p>
          </table:table-cell>
          <table:table-cell office:value-type="float" office:value="1" calcext:value-type="float">
            <text:p>1</text:p>
          </table:table-cell>
          <table:table-cell office:value-type="float" office:value="0.10035" calcext:value-type="float">
            <text:p>0.10035</text:p>
          </table:table-cell>
          <table:table-cell office:value-type="float" office:value="7.7804" calcext:value-type="float">
            <text:p>7.7804</text:p>
          </table:table-cell>
          <table:table-cell table:formula="of:=([.K3]-12)/4.5" office:value-type="float" office:value="-0.937688888888889" calcext:value-type="float">
            <text:p>-0.9376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5711" calcext:value-type="float">
            <text:p>4.5711</text:p>
          </table:table-cell>
          <table:table-cell office:value-type="float" office:value="9.7234" calcext:value-type="float">
            <text:p>9.7234</text:p>
          </table:table-cell>
          <table:table-cell table:formula="of:=[.B4]/[.$B$2]" office:value-type="float" office:value="0.997496871088861" calcext:value-type="float">
            <text:p>0.997496871088861</text:p>
          </table:table-cell>
          <table:table-cell office:value-type="float" office:value="-0.0000039844" calcext:value-type="float">
            <text:p>-3.9844E-06</text:p>
          </table:table-cell>
          <table:table-cell office:value-type="float" office:value="0.2051" calcext:value-type="float">
            <text:p>0.2051</text:p>
          </table:table-cell>
          <table:table-cell office:value-type="float" office:value="9.7582" calcext:value-type="float">
            <text:p>9.7582</text:p>
          </table:table-cell>
          <table:table-cell office:value-type="float" office:value="0.00010947" calcext:value-type="float">
            <text:p>0.00010947</text:p>
          </table:table-cell>
          <table:table-cell office:value-type="float" office:value="0.1757" calcext:value-type="float">
            <text:p>0.1757</text:p>
          </table:table-cell>
          <table:table-cell office:value-type="float" office:value="1" calcext:value-type="float">
            <text:p>1</text:p>
          </table:table-cell>
          <table:table-cell office:value-type="float" office:value="0.2007" calcext:value-type="float">
            <text:p>0.2007</text:p>
          </table:table-cell>
          <table:table-cell office:value-type="float" office:value="7.8807" calcext:value-type="float">
            <text:p>7.8807</text:p>
          </table:table-cell>
          <table:table-cell table:formula="of:=([.K4]-12)/4.5" office:value-type="float" office:value="-0.9154" calcext:value-type="float">
            <text:p>-0.915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6934" calcext:value-type="float">
            <text:p>4.6934</text:p>
          </table:table-cell>
          <table:table-cell office:value-type="float" office:value="9.7101" calcext:value-type="float">
            <text:p>9.7101</text:p>
          </table:table-cell>
          <table:table-cell table:formula="of:=[.B5]/[.$B$2]" office:value-type="float" office:value="0.99613246065779" calcext:value-type="float">
            <text:p>0.99613246065779</text:p>
          </table:table-cell>
          <table:table-cell office:value-type="float" office:value="-0.000020945" calcext:value-type="float">
            <text:p>-2.0945E-05</text:p>
          </table:table-cell>
          <table:table-cell office:value-type="float" office:value="0.21323" calcext:value-type="float">
            <text:p>0.21323</text:p>
          </table:table-cell>
          <table:table-cell office:value-type="float" office:value="9.7465" calcext:value-type="float">
            <text:p>9.7465</text:p>
          </table:table-cell>
          <table:table-cell office:value-type="float" office:value="0.00011513" calcext:value-type="float">
            <text:p>0.00011513</text:p>
          </table:table-cell>
          <table:table-cell office:value-type="float" office:value="0.18292" calcext:value-type="float">
            <text:p>0.18292</text:p>
          </table:table-cell>
          <table:table-cell office:value-type="float" office:value="1" calcext:value-type="float">
            <text:p>1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7.9811" calcext:value-type="float">
            <text:p>7.9811</text:p>
          </table:table-cell>
          <table:table-cell table:formula="of:=([.K5]-12)/4.5" office:value-type="float" office:value="-0.893088888888889" calcext:value-type="float">
            <text:p>-0.893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8147" calcext:value-type="float">
            <text:p>4.8147</text:p>
          </table:table-cell>
          <table:table-cell office:value-type="float" office:value="9.6969" calcext:value-type="float">
            <text:p>9.6969</text:p>
          </table:table-cell>
          <table:table-cell table:formula="of:=[.B6]/[.$B$2]" office:value-type="float" office:value="0.994778308951763" calcext:value-type="float">
            <text:p>0.994778308951763</text:p>
          </table:table-cell>
          <table:table-cell office:value-type="float" office:value="-0.000038092" calcext:value-type="float">
            <text:p>-3.8092E-05</text:p>
          </table:table-cell>
          <table:table-cell office:value-type="float" office:value="0.22141" calcext:value-type="float">
            <text:p>0.22141</text:p>
          </table:table-cell>
          <table:table-cell office:value-type="float" office:value="9.7349" calcext:value-type="float">
            <text:p>9.7349</text:p>
          </table:table-cell>
          <table:table-cell office:value-type="float" office:value="0.00012077" calcext:value-type="float">
            <text:p>0.00012077</text:p>
          </table:table-cell>
          <table:table-cell office:value-type="float" office:value="0.1902" calcext:value-type="float">
            <text:p>0.1902</text:p>
          </table:table-cell>
          <table:table-cell office:value-type="float" office:value="1" calcext:value-type="float">
            <text:p>1</text:p>
          </table:table-cell>
          <table:table-cell office:value-type="float" office:value="0.4014" calcext:value-type="float">
            <text:p>0.4014</text:p>
          </table:table-cell>
          <table:table-cell office:value-type="float" office:value="8.0814" calcext:value-type="float">
            <text:p>8.0814</text:p>
          </table:table-cell>
          <table:table-cell table:formula="of:=([.K6]-12)/4.5" office:value-type="float" office:value="-0.8708" calcext:value-type="float">
            <text:p>-0.870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9506" calcext:value-type="float">
            <text:p>4.9506</text:p>
          </table:table-cell>
          <table:table-cell office:value-type="float" office:value="9.6821" calcext:value-type="float">
            <text:p>9.6821</text:p>
          </table:table-cell>
          <table:table-cell table:formula="of:=[.B7]/[.$B$2]" office:value-type="float" office:value="0.993260017645007" calcext:value-type="float">
            <text:p>0.993260017645007</text:p>
          </table:table-cell>
          <table:table-cell office:value-type="float" office:value="-0.00006632" calcext:value-type="float">
            <text:p>-6.632E-05</text:p>
          </table:table-cell>
          <table:table-cell office:value-type="float" office:value="0.23089" calcext:value-type="float">
            <text:p>0.23089</text:p>
          </table:table-cell>
          <table:table-cell office:value-type="float" office:value="9.7219" calcext:value-type="float">
            <text:p>9.7219</text:p>
          </table:table-cell>
          <table:table-cell office:value-type="float" office:value="0.00012717" calcext:value-type="float">
            <text:p>0.00012717</text:p>
          </table:table-cell>
          <table:table-cell office:value-type="float" office:value="0.19868" calcext:value-type="float">
            <text:p>0.19868</text:p>
          </table:table-cell>
          <table:table-cell office:value-type="float" office:value="1" calcext:value-type="float">
            <text:p>1</text:p>
          </table:table-cell>
          <table:table-cell office:value-type="float" office:value="0.50175" calcext:value-type="float">
            <text:p>0.50175</text:p>
          </table:table-cell>
          <table:table-cell office:value-type="float" office:value="8.1818" calcext:value-type="float">
            <text:p>8.1818</text:p>
          </table:table-cell>
          <table:table-cell table:formula="of:=([.K7]-12)/4.5" office:value-type="float" office:value="-0.848488888888889" calcext:value-type="float">
            <text:p>-0.848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095" calcext:value-type="float">
            <text:p>5.095</text:p>
          </table:table-cell>
          <table:table-cell office:value-type="float" office:value="9.6663" calcext:value-type="float">
            <text:p>9.6663</text:p>
          </table:table-cell>
          <table:table-cell table:formula="of:=[.B8]/[.$B$2]" office:value-type="float" office:value="0.991639139087794" calcext:value-type="float">
            <text:p>0.991639139087794</text:p>
          </table:table-cell>
          <table:table-cell office:value-type="float" office:value="-0.000097951" calcext:value-type="float">
            <text:p>-9.7951E-05</text:p>
          </table:table-cell>
          <table:table-cell office:value-type="float" office:value="0.24066" calcext:value-type="float">
            <text:p>0.24066</text:p>
          </table:table-cell>
          <table:table-cell office:value-type="float" office:value="9.708" calcext:value-type="float">
            <text:p>9.708</text:p>
          </table:table-cell>
          <table:table-cell office:value-type="float" office:value="0.00013388" calcext:value-type="float">
            <text:p>0.00013388</text:p>
          </table:table-cell>
          <table:table-cell office:value-type="float" office:value="0.20746" calcext:value-type="float">
            <text:p>0.20746</text:p>
          </table:table-cell>
          <table:table-cell office:value-type="float" office:value="1" calcext:value-type="float">
            <text:p>1</text:p>
          </table:table-cell>
          <table:table-cell office:value-type="float" office:value="0.6021" calcext:value-type="float">
            <text:p>0.6021</text:p>
          </table:table-cell>
          <table:table-cell office:value-type="float" office:value="8.2821" calcext:value-type="float">
            <text:p>8.2821</text:p>
          </table:table-cell>
          <table:table-cell table:formula="of:=([.K8]-12)/4.5" office:value-type="float" office:value="-0.8262" calcext:value-type="float">
            <text:p>-0.826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2394" calcext:value-type="float">
            <text:p>5.2394</text:p>
          </table:table-cell>
          <table:table-cell office:value-type="float" office:value="9.6506" calcext:value-type="float">
            <text:p>9.6506</text:p>
          </table:table-cell>
          <table:table-cell table:formula="of:=[.B9]/[.$B$2]" office:value-type="float" office:value="0.990028519255627" calcext:value-type="float">
            <text:p>0.990028519255627</text:p>
          </table:table-cell>
          <table:table-cell office:value-type="float" office:value="-0.00012958" calcext:value-type="float">
            <text:p>-0.00012958</text:p>
          </table:table-cell>
          <table:table-cell office:value-type="float" office:value="0.25043" calcext:value-type="float">
            <text:p>0.25043</text:p>
          </table:table-cell>
          <table:table-cell office:value-type="float" office:value="9.6942" calcext:value-type="float">
            <text:p>9.6942</text:p>
          </table:table-cell>
          <table:table-cell office:value-type="float" office:value="0.00014059" calcext:value-type="float">
            <text:p>0.00014059</text:p>
          </table:table-cell>
          <table:table-cell office:value-type="float" office:value="0.21624" calcext:value-type="float">
            <text:p>0.21624</text:p>
          </table:table-cell>
          <table:table-cell office:value-type="float" office:value="1" calcext:value-type="float">
            <text:p>1</text:p>
          </table:table-cell>
          <table:table-cell office:value-type="float" office:value="0.70245" calcext:value-type="float">
            <text:p>0.70245</text:p>
          </table:table-cell>
          <table:table-cell office:value-type="float" office:value="8.3825" calcext:value-type="float">
            <text:p>8.3825</text:p>
          </table:table-cell>
          <table:table-cell table:formula="of:=([.K9]-12)/4.5" office:value-type="float" office:value="-0.803888888888889" calcext:value-type="float">
            <text:p>-0.803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3948" calcext:value-type="float">
            <text:p>5.3948</text:p>
          </table:table-cell>
          <table:table-cell office:value-type="float" office:value="9.6337" calcext:value-type="float">
            <text:p>9.6337</text:p>
          </table:table-cell>
          <table:table-cell table:formula="of:=[.B10]/[.$B$2]" office:value-type="float" office:value="0.988294794722912" calcext:value-type="float">
            <text:p>0.988294794722912</text:p>
          </table:table-cell>
          <table:table-cell office:value-type="float" office:value="-0.00017653" calcext:value-type="float">
            <text:p>-0.00017653</text:p>
          </table:table-cell>
          <table:table-cell office:value-type="float" office:value="0.26159" calcext:value-type="float">
            <text:p>0.26159</text:p>
          </table:table-cell>
          <table:table-cell office:value-type="float" office:value="9.6793" calcext:value-type="float">
            <text:p>9.6793</text:p>
          </table:table-cell>
          <table:table-cell office:value-type="float" office:value="0.00014788" calcext:value-type="float">
            <text:p>0.00014788</text:p>
          </table:table-cell>
          <table:table-cell office:value-type="float" office:value="0.22633" calcext:value-type="float">
            <text:p>0.22633</text:p>
          </table:table-cell>
          <table:table-cell office:value-type="float" office:value="1" calcext:value-type="float">
            <text:p>1</text:p>
          </table:table-cell>
          <table:table-cell office:value-type="float" office:value="0.8028" calcext:value-type="float">
            <text:p>0.8028</text:p>
          </table:table-cell>
          <table:table-cell office:value-type="float" office:value="8.4828" calcext:value-type="float">
            <text:p>8.4828</text:p>
          </table:table-cell>
          <table:table-cell table:formula="of:=([.K10]-12)/4.5" office:value-type="float" office:value="-0.7816" calcext:value-type="float">
            <text:p>-0.781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5648" calcext:value-type="float">
            <text:p>5.5648</text:p>
          </table:table-cell>
          <table:table-cell office:value-type="float" office:value="9.6153" calcext:value-type="float">
            <text:p>9.6153</text:p>
          </table:table-cell>
          <table:table-cell table:formula="of:=[.B11]/[.$B$2]" office:value-type="float" office:value="0.986407189314512" calcext:value-type="float">
            <text:p>0.986407189314512</text:p>
          </table:table-cell>
          <table:table-cell office:value-type="float" office:value="-0.00023234" calcext:value-type="float">
            <text:p>-0.00023234</text:p>
          </table:table-cell>
          <table:table-cell office:value-type="float" office:value="0.2733" calcext:value-type="float">
            <text:p>0.2733</text:p>
          </table:table-cell>
          <table:table-cell office:value-type="float" office:value="9.663" calcext:value-type="float">
            <text:p>9.663</text:p>
          </table:table-cell>
          <table:table-cell office:value-type="float" office:value="0.00015565" calcext:value-type="float">
            <text:p>0.00015565</text:p>
          </table:table-cell>
          <table:table-cell office:value-type="float" office:value="0.23695" calcext:value-type="float">
            <text:p>0.23695</text:p>
          </table:table-cell>
          <table:table-cell office:value-type="float" office:value="1" calcext:value-type="float">
            <text:p>1</text:p>
          </table:table-cell>
          <table:table-cell office:value-type="float" office:value="0.90315" calcext:value-type="float">
            <text:p>0.90315</text:p>
          </table:table-cell>
          <table:table-cell office:value-type="float" office:value="8.5831" calcext:value-type="float">
            <text:p>8.5831</text:p>
          </table:table-cell>
          <table:table-cell table:formula="of:=([.K11]-12)/4.5" office:value-type="float" office:value="-0.759311111111111" calcext:value-type="float">
            <text:p>-0.759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7347" calcext:value-type="float">
            <text:p>5.7347</text:p>
          </table:table-cell>
          <table:table-cell office:value-type="float" office:value="9.5968" calcext:value-type="float">
            <text:p>9.5968</text:p>
          </table:table-cell>
          <table:table-cell table:formula="of:=[.B12]/[.$B$2]" office:value-type="float" office:value="0.984509325181067" calcext:value-type="float">
            <text:p>0.984509325181067</text:p>
          </table:table-cell>
          <table:table-cell office:value-type="float" office:value="-0.00028815" calcext:value-type="float">
            <text:p>-0.00028815</text:p>
          </table:table-cell>
          <table:table-cell office:value-type="float" office:value="0.285" calcext:value-type="float">
            <text:p>0.285</text:p>
          </table:table-cell>
          <table:table-cell office:value-type="float" office:value="9.6467" calcext:value-type="float">
            <text:p>9.6467</text:p>
          </table:table-cell>
          <table:table-cell office:value-type="float" office:value="0.00016341" calcext:value-type="float">
            <text:p>0.00016341</text:p>
          </table:table-cell>
          <table:table-cell office:value-type="float" office:value="0.24758" calcext:value-type="float">
            <text:p>0.24758</text:p>
          </table:table-cell>
          <table:table-cell office:value-type="float" office:value="1" calcext:value-type="float">
            <text:p>1</text:p>
          </table:table-cell>
          <table:table-cell office:value-type="float" office:value="1.0035" calcext:value-type="float">
            <text:p>1.0035</text:p>
          </table:table-cell>
          <table:table-cell office:value-type="float" office:value="8.6835" calcext:value-type="float">
            <text:p>8.6835</text:p>
          </table:table-cell>
          <table:table-cell table:formula="of:=([.K12]-12)/4.5" office:value-type="float" office:value="-0.737" calcext:value-type="float">
            <text:p>-0.73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9193" calcext:value-type="float">
            <text:p>5.9193</text:p>
          </table:table-cell>
          <table:table-cell office:value-type="float" office:value="9.5768" calcext:value-type="float">
            <text:p>9.5768</text:p>
          </table:table-cell>
          <table:table-cell table:formula="of:=[.B13]/[.$B$2]" office:value-type="float" office:value="0.982457580171936" calcext:value-type="float">
            <text:p>0.982457580171936</text:p>
          </table:table-cell>
          <table:table-cell office:value-type="float" office:value="-0.00036995" calcext:value-type="float">
            <text:p>-0.00036995</text:p>
          </table:table-cell>
          <table:table-cell office:value-type="float" office:value="0.29847" calcext:value-type="float">
            <text:p>0.29847</text:p>
          </table:table-cell>
          <table:table-cell office:value-type="float" office:value="9.6292" calcext:value-type="float">
            <text:p>9.6292</text:p>
          </table:table-cell>
          <table:table-cell office:value-type="float" office:value="0.00017175" calcext:value-type="float">
            <text:p>0.00017175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1" calcext:value-type="float">
            <text:p>1</text:p>
          </table:table-cell>
          <table:table-cell office:value-type="float" office:value="1.1038" calcext:value-type="float">
            <text:p>1.1038</text:p>
          </table:table-cell>
          <table:table-cell office:value-type="float" office:value="8.7838" calcext:value-type="float">
            <text:p>8.7838</text:p>
          </table:table-cell>
          <table:table-cell table:formula="of:=([.K13]-12)/4.5" office:value-type="float" office:value="-0.714711111111111" calcext:value-type="float">
            <text:p>-0.71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1191" calcext:value-type="float">
            <text:p>6.1191</text:p>
          </table:table-cell>
          <table:table-cell office:value-type="float" office:value="9.5552" calcext:value-type="float">
            <text:p>9.5552</text:p>
          </table:table-cell>
          <table:table-cell table:formula="of:=[.B14]/[.$B$2]" office:value-type="float" office:value="0.980241695562076" calcext:value-type="float">
            <text:p>0.980241695562076</text:p>
          </table:table-cell>
          <table:table-cell office:value-type="float" office:value="-0.00046413" calcext:value-type="float">
            <text:p>-0.00046413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9.6101" calcext:value-type="float">
            <text:p>9.6101</text:p>
          </table:table-cell>
          <table:table-cell office:value-type="float" office:value="0.00018048" calcext:value-type="float">
            <text:p>0.00018048</text:p>
          </table:table-cell>
          <table:table-cell office:value-type="float" office:value="0.27269" calcext:value-type="float">
            <text:p>0.27269</text:p>
          </table:table-cell>
          <table:table-cell office:value-type="float" office:value="1" calcext:value-type="float">
            <text:p>1</text:p>
          </table:table-cell>
          <table:table-cell office:value-type="float" office:value="1.2042" calcext:value-type="float">
            <text:p>1.2042</text:p>
          </table:table-cell>
          <table:table-cell office:value-type="float" office:value="8.8842" calcext:value-type="float">
            <text:p>8.8842</text:p>
          </table:table-cell>
          <table:table-cell table:formula="of:=([.K14]-12)/4.5" office:value-type="float" office:value="-0.6924" calcext:value-type="float">
            <text:p>-0.69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3146" calcext:value-type="float">
            <text:p>6.3146</text:p>
          </table:table-cell>
          <table:table-cell office:value-type="float" office:value="9.534" calcext:value-type="float">
            <text:p>9.534</text:p>
          </table:table-cell>
          <table:table-cell table:formula="of:=[.B15]/[.$B$2]" office:value-type="float" office:value="0.978066845852398" calcext:value-type="float">
            <text:p>0.978066845852398</text:p>
          </table:table-cell>
          <table:table-cell office:value-type="float" office:value="-0.00055809" calcext:value-type="float">
            <text:p>-0.00055809</text:p>
          </table:table-cell>
          <table:table-cell office:value-type="float" office:value="0.32661" calcext:value-type="float">
            <text:p>0.32661</text:p>
          </table:table-cell>
          <table:table-cell office:value-type="float" office:value="9.5914" calcext:value-type="float">
            <text:p>9.5914</text:p>
          </table:table-cell>
          <table:table-cell office:value-type="float" office:value="0.00018916" calcext:value-type="float">
            <text:p>0.00018916</text:p>
          </table:table-cell>
          <table:table-cell office:value-type="float" office:value="0.28567" calcext:value-type="float">
            <text:p>0.28567</text:p>
          </table:table-cell>
          <table:table-cell office:value-type="float" office:value="1" calcext:value-type="float">
            <text:p>1</text:p>
          </table:table-cell>
          <table:table-cell office:value-type="float" office:value="1.3046" calcext:value-type="float">
            <text:p>1.3046</text:p>
          </table:table-cell>
          <table:table-cell office:value-type="float" office:value="8.9846" calcext:value-type="float">
            <text:p>8.9846</text:p>
          </table:table-cell>
          <table:table-cell table:formula="of:=([.K15]-12)/4.5" office:value-type="float" office:value="-0.670088888888889" calcext:value-type="float">
            <text:p>-0.670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5443" calcext:value-type="float">
            <text:p>6.5443</text:p>
          </table:table-cell>
          <table:table-cell office:value-type="float" office:value="9.5093" calcext:value-type="float">
            <text:p>9.5093</text:p>
          </table:table-cell>
          <table:table-cell table:formula="of:=[.B16]/[.$B$2]" office:value-type="float" office:value="0.975532940766122" calcext:value-type="float">
            <text:p>0.975532940766122</text:p>
          </table:table-cell>
          <table:table-cell office:value-type="float" office:value="-0.00070591" calcext:value-type="float">
            <text:p>-0.00070591</text:p>
          </table:table-cell>
          <table:table-cell office:value-type="float" office:value="0.34305" calcext:value-type="float">
            <text:p>0.34305</text:p>
          </table:table-cell>
          <table:table-cell office:value-type="float" office:value="9.5696" calcext:value-type="float">
            <text:p>9.5696</text:p>
          </table:table-cell>
          <table:table-cell office:value-type="float" office:value="0.00019851" calcext:value-type="float">
            <text:p>0.00019851</text:p>
          </table:table-cell>
          <table:table-cell office:value-type="float" office:value="0.30087" calcext:value-type="float">
            <text:p>0.30087</text:p>
          </table:table-cell>
          <table:table-cell office:value-type="float" office:value="1" calcext:value-type="float">
            <text:p>1</text:p>
          </table:table-cell>
          <table:table-cell office:value-type="float" office:value="1.4049" calcext:value-type="float">
            <text:p>1.4049</text:p>
          </table:table-cell>
          <table:table-cell office:value-type="float" office:value="9.0849" calcext:value-type="float">
            <text:p>9.0849</text:p>
          </table:table-cell>
          <table:table-cell table:formula="of:=([.K16]-12)/4.5" office:value-type="float" office:value="-0.6478" calcext:value-type="float">
            <text:p>-0.64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7792" calcext:value-type="float">
            <text:p>6.7792</text:p>
          </table:table-cell>
          <table:table-cell office:value-type="float" office:value="9.484" calcext:value-type="float">
            <text:p>9.484</text:p>
          </table:table-cell>
          <table:table-cell table:formula="of:=[.B17]/[.$B$2]" office:value-type="float" office:value="0.972937483329572" calcext:value-type="float">
            <text:p>0.972937483329572</text:p>
          </table:table-cell>
          <table:table-cell office:value-type="float" office:value="-0.00085926" calcext:value-type="float">
            <text:p>-0.00085926</text:p>
          </table:table-cell>
          <table:table-cell office:value-type="float" office:value="0.35964" calcext:value-type="float">
            <text:p>0.35964</text:p>
          </table:table-cell>
          <table:table-cell office:value-type="float" office:value="9.5473" calcext:value-type="float">
            <text:p>9.5473</text:p>
          </table:table-cell>
          <table:table-cell office:value-type="float" office:value="0.00020795" calcext:value-type="float">
            <text:p>0.00020795</text:p>
          </table:table-cell>
          <table:table-cell office:value-type="float" office:value="0.31622" calcext:value-type="float">
            <text:p>0.31622</text:p>
          </table:table-cell>
          <table:table-cell office:value-type="float" office:value="1" calcext:value-type="float">
            <text:p>1</text:p>
          </table:table-cell>
          <table:table-cell office:value-type="float" office:value="1.5053" calcext:value-type="float">
            <text:p>1.5053</text:p>
          </table:table-cell>
          <table:table-cell office:value-type="float" office:value="9.1853" calcext:value-type="float">
            <text:p>9.1853</text:p>
          </table:table-cell>
          <table:table-cell table:formula="of:=([.K17]-12)/4.5" office:value-type="float" office:value="-0.625488888888889" calcext:value-type="float">
            <text:p>-0.625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0201" calcext:value-type="float">
            <text:p>7.0201</text:p>
          </table:table-cell>
          <table:table-cell office:value-type="float" office:value="9.4582" calcext:value-type="float">
            <text:p>9.4582</text:p>
          </table:table-cell>
          <table:table-cell table:formula="of:=[.B18]/[.$B$2]" office:value-type="float" office:value="0.970290732267794" calcext:value-type="float">
            <text:p>0.970290732267794</text:p>
          </table:table-cell>
          <table:table-cell office:value-type="float" office:value="-0.0010394" calcext:value-type="float">
            <text:p>-0.0010394</text:p>
          </table:table-cell>
          <table:table-cell office:value-type="float" office:value="0.37754" calcext:value-type="float">
            <text:p>0.37754</text:p>
          </table:table-cell>
          <table:table-cell office:value-type="float" office:value="9.5246" calcext:value-type="float">
            <text:p>9.5246</text:p>
          </table:table-cell>
          <table:table-cell office:value-type="float" office:value="0.00021744" calcext:value-type="float">
            <text:p>0.00021744</text:p>
          </table:table-cell>
          <table:table-cell office:value-type="float" office:value="0.33281" calcext:value-type="float">
            <text:p>0.33281</text:p>
          </table:table-cell>
          <table:table-cell office:value-type="float" office:value="1" calcext:value-type="float">
            <text:p>1</text:p>
          </table:table-cell>
          <table:table-cell office:value-type="float" office:value="1.6056" calcext:value-type="float">
            <text:p>1.6056</text:p>
          </table:table-cell>
          <table:table-cell office:value-type="float" office:value="9.2856" calcext:value-type="float">
            <text:p>9.2856</text:p>
          </table:table-cell>
          <table:table-cell table:formula="of:=([.K18]-12)/4.5" office:value-type="float" office:value="-0.6032" calcext:value-type="float">
            <text:p>-0.603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2966" calcext:value-type="float">
            <text:p>7.2966</text:p>
          </table:table-cell>
          <table:table-cell office:value-type="float" office:value="9.4286" calcext:value-type="float">
            <text:p>9.4286</text:p>
          </table:table-cell>
          <table:table-cell table:formula="of:=[.B19]/[.$B$2]" office:value-type="float" office:value="0.967254149654281" calcext:value-type="float">
            <text:p>0.967254149654281</text:p>
          </table:table-cell>
          <table:table-cell office:value-type="float" office:value="-0.0012822" calcext:value-type="float">
            <text:p>-0.0012822</text:p>
          </table:table-cell>
          <table:table-cell office:value-type="float" office:value="0.39715" calcext:value-type="float">
            <text:p>0.39715</text:p>
          </table:table-cell>
          <table:table-cell office:value-type="float" office:value="9.4986" calcext:value-type="float">
            <text:p>9.4986</text:p>
          </table:table-cell>
          <table:table-cell office:value-type="float" office:value="0.00022721" calcext:value-type="float">
            <text:p>0.00022721</text:p>
          </table:table-cell>
          <table:table-cell office:value-type="float" office:value="0.35113" calcext:value-type="float">
            <text:p>0.35113</text:p>
          </table:table-cell>
          <table:table-cell office:value-type="float" office:value="1" calcext:value-type="float">
            <text:p>1</text:p>
          </table:table-cell>
          <table:table-cell office:value-type="float" office:value="1.706" calcext:value-type="float">
            <text:p>1.706</text:p>
          </table:table-cell>
          <table:table-cell office:value-type="float" office:value="9.386" calcext:value-type="float">
            <text:p>9.386</text:p>
          </table:table-cell>
          <table:table-cell table:formula="of:=([.K19]-12)/4.5" office:value-type="float" office:value="-0.580888888888889" calcext:value-type="float">
            <text:p>-0.58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5684" calcext:value-type="float">
            <text:p>7.5684</text:p>
          </table:table-cell>
          <table:table-cell office:value-type="float" office:value="9.3996" calcext:value-type="float">
            <text:p>9.3996</text:p>
          </table:table-cell>
          <table:table-cell table:formula="of:=[.B20]/[.$B$2]" office:value-type="float" office:value="0.964279119391042" calcext:value-type="float">
            <text:p>0.964279119391042</text:p>
          </table:table-cell>
          <table:table-cell office:value-type="float" office:value="-0.0015225" calcext:value-type="float">
            <text:p>-0.0015225</text:p>
          </table:table-cell>
          <table:table-cell office:value-type="float" office:value="0.41701" calcext:value-type="float">
            <text:p>0.41701</text:p>
          </table:table-cell>
          <table:table-cell office:value-type="float" office:value="9.4732" calcext:value-type="float">
            <text:p>9.4732</text:p>
          </table:table-cell>
          <table:table-cell office:value-type="float" office:value="0.00023696" calcext:value-type="float">
            <text:p>0.00023696</text:p>
          </table:table-cell>
          <table:table-cell office:value-type="float" office:value="0.36964" calcext:value-type="float">
            <text:p>0.36964</text:p>
          </table:table-cell>
          <table:table-cell office:value-type="float" office:value="1" calcext:value-type="float">
            <text:p>1</text:p>
          </table:table-cell>
          <table:table-cell office:value-type="float" office:value="1.8063" calcext:value-type="float">
            <text:p>1.8063</text:p>
          </table:table-cell>
          <table:table-cell office:value-type="float" office:value="9.4863" calcext:value-type="float">
            <text:p>9.4863</text:p>
          </table:table-cell>
          <table:table-cell table:formula="of:=([.K20]-12)/4.5" office:value-type="float" office:value="-0.5586" calcext:value-type="float">
            <text:p>-0.558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8859" calcext:value-type="float">
            <text:p>7.8859</text:p>
          </table:table-cell>
          <table:table-cell office:value-type="float" office:value="9.366" calcext:value-type="float">
            <text:p>9.366</text:p>
          </table:table-cell>
          <table:table-cell table:formula="of:=[.B21]/[.$B$2]" office:value-type="float" office:value="0.960832187775703" calcext:value-type="float">
            <text:p>0.960832187775703</text:p>
          </table:table-cell>
          <table:table-cell office:value-type="float" office:value="-0.0018783" calcext:value-type="float">
            <text:p>-0.0018783</text:p>
          </table:table-cell>
          <table:table-cell office:value-type="float" office:value="0.43986" calcext:value-type="float">
            <text:p>0.43986</text:p>
          </table:table-cell>
          <table:table-cell office:value-type="float" office:value="9.4438" calcext:value-type="float">
            <text:p>9.4438</text:p>
          </table:table-cell>
          <table:table-cell office:value-type="float" office:value="0.00024658" calcext:value-type="float">
            <text:p>0.00024658</text:p>
          </table:table-cell>
          <table:table-cell office:value-type="float" office:value="0.39111" calcext:value-type="float">
            <text:p>0.39111</text:p>
          </table:table-cell>
          <table:table-cell office:value-type="float" office:value="1" calcext:value-type="float">
            <text:p>1</text:p>
          </table:table-cell>
          <table:table-cell office:value-type="float" office:value="1.9067" calcext:value-type="float">
            <text:p>1.9067</text:p>
          </table:table-cell>
          <table:table-cell office:value-type="float" office:value="9.5866" calcext:value-type="float">
            <text:p>9.5866</text:p>
          </table:table-cell>
          <table:table-cell table:formula="of:=([.K21]-12)/4.5" office:value-type="float" office:value="-0.536311111111111" calcext:value-type="float">
            <text:p>-0.536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2125" calcext:value-type="float">
            <text:p>8.2125</text:p>
          </table:table-cell>
          <table:table-cell office:value-type="float" office:value="9.3315" calcext:value-type="float">
            <text:p>9.3315</text:p>
          </table:table-cell>
          <table:table-cell table:formula="of:=[.B22]/[.$B$2]" office:value-type="float" office:value="0.957292927634954" calcext:value-type="float">
            <text:p>0.957292927634954</text:p>
          </table:table-cell>
          <table:table-cell office:value-type="float" office:value="-0.0022507" calcext:value-type="float">
            <text:p>-0.0022507</text:p>
          </table:table-cell>
          <table:table-cell office:value-type="float" office:value="0.46292" calcext:value-type="float">
            <text:p>0.46292</text:p>
          </table:table-cell>
          <table:table-cell office:value-type="float" office:value="9.4135" calcext:value-type="float">
            <text:p>9.4135</text:p>
          </table:table-cell>
          <table:table-cell office:value-type="float" office:value="0.00025619" calcext:value-type="float">
            <text:p>0.00025619</text:p>
          </table:table-cell>
          <table:table-cell office:value-type="float" office:value="0.41282" calcext:value-type="float">
            <text:p>0.41282</text:p>
          </table:table-cell>
          <table:table-cell office:value-type="float" office:value="1" calcext:value-type="float">
            <text:p>1</text:p>
          </table:table-cell>
          <table:table-cell office:value-type="float" office:value="2.007" calcext:value-type="float">
            <text:p>2.007</text:p>
          </table:table-cell>
          <table:table-cell office:value-type="float" office:value="9.687" calcext:value-type="float">
            <text:p>9.687</text:p>
          </table:table-cell>
          <table:table-cell table:formula="of:=([.K22]-12)/4.5" office:value-type="float" office:value="-0.514" calcext:value-type="float">
            <text:p>-0.5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5663" calcext:value-type="float">
            <text:p>8.5663</text:p>
          </table:table-cell>
          <table:table-cell office:value-type="float" office:value="9.2945" calcext:value-type="float">
            <text:p>9.2945</text:p>
          </table:table-cell>
          <table:table-cell table:formula="of:=[.B23]/[.$B$2]" office:value-type="float" office:value="0.953497199368062" calcext:value-type="float">
            <text:p>0.953497199368062</text:p>
          </table:table-cell>
          <table:table-cell office:value-type="float" office:value="-0.0027236" calcext:value-type="float">
            <text:p>-0.0027236</text:p>
          </table:table-cell>
          <table:table-cell office:value-type="float" office:value="0.48888" calcext:value-type="float">
            <text:p>0.48888</text:p>
          </table:table-cell>
          <table:table-cell office:value-type="float" office:value="9.3814" calcext:value-type="float">
            <text:p>9.3814</text:p>
          </table:table-cell>
          <table:table-cell office:value-type="float" office:value="0.00026539" calcext:value-type="float">
            <text:p>0.00026539</text:p>
          </table:table-cell>
          <table:table-cell office:value-type="float" office:value="0.4373" calcext:value-type="float">
            <text:p>0.4373</text:p>
          </table:table-cell>
          <table:table-cell office:value-type="float" office:value="1" calcext:value-type="float">
            <text:p>1</text:p>
          </table:table-cell>
          <table:table-cell office:value-type="float" office:value="2.1073" calcext:value-type="float">
            <text:p>2.1073</text:p>
          </table:table-cell>
          <table:table-cell office:value-type="float" office:value="9.7873" calcext:value-type="float">
            <text:p>9.7873</text:p>
          </table:table-cell>
          <table:table-cell table:formula="of:=([.K23]-12)/4.5" office:value-type="float" office:value="-0.491711111111111" calcext:value-type="float">
            <text:p>-0.491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9538" calcext:value-type="float">
            <text:p>8.9538</text:p>
          </table:table-cell>
          <table:table-cell office:value-type="float" office:value="9.254" calcext:value-type="float">
            <text:p>9.254</text:p>
          </table:table-cell>
          <table:table-cell table:formula="of:=[.B24]/[.$B$2]" office:value-type="float" office:value="0.949342415724574" calcext:value-type="float">
            <text:p>0.949342415724574</text:p>
          </table:table-cell>
          <table:table-cell office:value-type="float" office:value="-0.0032774" calcext:value-type="float">
            <text:p>-0.0032774</text:p>
          </table:table-cell>
          <table:table-cell office:value-type="float" office:value="0.51587" calcext:value-type="float">
            <text:p>0.51587</text:p>
          </table:table-cell>
          <table:table-cell office:value-type="float" office:value="9.3461" calcext:value-type="float">
            <text:p>9.3461</text:p>
          </table:table-cell>
          <table:table-cell office:value-type="float" office:value="0.00027426" calcext:value-type="float">
            <text:p>0.00027426</text:p>
          </table:table-cell>
          <table:table-cell office:value-type="float" office:value="0.46288" calcext:value-type="float">
            <text:p>0.46288</text:p>
          </table:table-cell>
          <table:table-cell office:value-type="float" office:value="1" calcext:value-type="float">
            <text:p>1</text:p>
          </table:table-cell>
          <table:table-cell office:value-type="float" office:value="2.2077" calcext:value-type="float">
            <text:p>2.2077</text:p>
          </table:table-cell>
          <table:table-cell office:value-type="float" office:value="9.8877" calcext:value-type="float">
            <text:p>9.8877</text:p>
          </table:table-cell>
          <table:table-cell table:formula="of:=([.K24]-12)/4.5" office:value-type="float" office:value="-0.4694" calcext:value-type="float">
            <text:p>-0.469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3641" calcext:value-type="float">
            <text:p>9.3641</text:p>
          </table:table-cell>
          <table:table-cell office:value-type="float" office:value="9.2116" calcext:value-type="float">
            <text:p>9.2116</text:p>
          </table:table-cell>
          <table:table-cell table:formula="of:=[.B25]/[.$B$2]" office:value-type="float" office:value="0.944992716305218" calcext:value-type="float">
            <text:p>0.944992716305218</text:p>
          </table:table-cell>
          <table:table-cell office:value-type="float" office:value="-0.0039251" calcext:value-type="float">
            <text:p>-0.0039251</text:p>
          </table:table-cell>
          <table:table-cell office:value-type="float" office:value="0.54557" calcext:value-type="float">
            <text:p>0.54557</text:p>
          </table:table-cell>
          <table:table-cell office:value-type="float" office:value="9.3095" calcext:value-type="float">
            <text:p>9.3095</text:p>
          </table:table-cell>
          <table:table-cell office:value-type="float" office:value="0.00028267" calcext:value-type="float">
            <text:p>0.00028267</text:p>
          </table:table-cell>
          <table:table-cell office:value-type="float" office:value="0.49102" calcext:value-type="float">
            <text:p>0.49102</text:p>
          </table:table-cell>
          <table:table-cell office:value-type="float" office:value="1" calcext:value-type="float">
            <text:p>1</text:p>
          </table:table-cell>
          <table:table-cell office:value-type="float" office:value="2.3081" calcext:value-type="float">
            <text:p>2.3081</text:p>
          </table:table-cell>
          <table:table-cell office:value-type="float" office:value="9.9881" calcext:value-type="float">
            <text:p>9.9881</text:p>
          </table:table-cell>
          <table:table-cell table:formula="of:=([.K25]-12)/4.5" office:value-type="float" office:value="-0.447088888888889" calcext:value-type="float">
            <text:p>-0.447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826" calcext:value-type="float">
            <text:p>9.826</text:p>
          </table:table-cell>
          <table:table-cell office:value-type="float" office:value="9.164" calcext:value-type="float">
            <text:p>9.164</text:p>
          </table:table-cell>
          <table:table-cell table:formula="of:=[.B26]/[.$B$2]" office:value-type="float" office:value="0.940109563183488" calcext:value-type="float">
            <text:p>0.940109563183488</text:p>
          </table:table-cell>
          <table:table-cell office:value-type="float" office:value="-0.0047196" calcext:value-type="float">
            <text:p>-0.0047196</text:p>
          </table:table-cell>
          <table:table-cell office:value-type="float" office:value="0.577" calcext:value-type="float">
            <text:p>0.577</text:p>
          </table:table-cell>
          <table:table-cell office:value-type="float" office:value="9.2685" calcext:value-type="float">
            <text:p>9.2685</text:p>
          </table:table-cell>
          <table:table-cell office:value-type="float" office:value="0.00029037" calcext:value-type="float">
            <text:p>0.00029037</text:p>
          </table:table-cell>
          <table:table-cell office:value-type="float" office:value="0.52099" calcext:value-type="float">
            <text:p>0.52099</text:p>
          </table:table-cell>
          <table:table-cell office:value-type="float" office:value="1" calcext:value-type="float">
            <text:p>1</text:p>
          </table:table-cell>
          <table:table-cell office:value-type="float" office:value="2.4084" calcext:value-type="float">
            <text:p>2.4084</text:p>
          </table:table-cell>
          <table:table-cell office:value-type="float" office:value="10.088" calcext:value-type="float">
            <text:p>10.088</text:p>
          </table:table-cell>
          <table:table-cell table:formula="of:=([.K26]-12)/4.5" office:value-type="float" office:value="-0.424888888888889" calcext:value-type="float">
            <text:p>-0.42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315" calcext:value-type="float">
            <text:p>10.315</text:p>
          </table:table-cell>
          <table:table-cell office:value-type="float" office:value="9.1141" calcext:value-type="float">
            <text:p>9.1141</text:p>
          </table:table-cell>
          <table:table-cell table:formula="of:=[.B27]/[.$B$2]" office:value-type="float" office:value="0.934990459385708" calcext:value-type="float">
            <text:p>0.934990459385708</text:p>
          </table:table-cell>
          <table:table-cell office:value-type="float" office:value="-0.0056215" calcext:value-type="float">
            <text:p>-0.0056215</text:p>
          </table:table-cell>
          <table:table-cell office:value-type="float" office:value="0.61152" calcext:value-type="float">
            <text:p>0.61152</text:p>
          </table:table-cell>
          <table:table-cell office:value-type="float" office:value="9.226" calcext:value-type="float">
            <text:p>9.226</text:p>
          </table:table-cell>
          <table:table-cell office:value-type="float" office:value="0.00029766" calcext:value-type="float">
            <text:p>0.00029766</text:p>
          </table:table-cell>
          <table:table-cell office:value-type="float" office:value="0.55385" calcext:value-type="float">
            <text:p>0.55385</text:p>
          </table:table-cell>
          <table:table-cell office:value-type="float" office:value="1" calcext:value-type="float">
            <text:p>1</text:p>
          </table:table-cell>
          <table:table-cell office:value-type="float" office:value="2.5088" calcext:value-type="float">
            <text:p>2.5088</text:p>
          </table:table-cell>
          <table:table-cell office:value-type="float" office:value="10.189" calcext:value-type="float">
            <text:p>10.189</text:p>
          </table:table-cell>
          <table:table-cell table:formula="of:=([.K27]-12)/4.5" office:value-type="float" office:value="-0.402444444444444" calcext:value-type="float">
            <text:p>-0.40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867" calcext:value-type="float">
            <text:p>10.867</text:p>
          </table:table-cell>
          <table:table-cell office:value-type="float" office:value="9.0579" calcext:value-type="float">
            <text:p>9.0579</text:p>
          </table:table-cell>
          <table:table-cell table:formula="of:=[.B28]/[.$B$2]" office:value-type="float" office:value="0.929225055910051" calcext:value-type="float">
            <text:p>0.929225055910051</text:p>
          </table:table-cell>
          <table:table-cell office:value-type="float" office:value="-0.0067171" calcext:value-type="float">
            <text:p>-0.0067171</text:p>
          </table:table-cell>
          <table:table-cell office:value-type="float" office:value="0.64795" calcext:value-type="float">
            <text:p>0.64795</text:p>
          </table:table-cell>
          <table:table-cell office:value-type="float" office:value="9.1781" calcext:value-type="float">
            <text:p>9.1781</text:p>
          </table:table-cell>
          <table:table-cell office:value-type="float" office:value="0.00030429" calcext:value-type="float">
            <text:p>0.00030429</text:p>
          </table:table-cell>
          <table:table-cell office:value-type="float" office:value="0.58874" calcext:value-type="float">
            <text:p>0.58874</text:p>
          </table:table-cell>
          <table:table-cell office:value-type="float" office:value="1" calcext:value-type="float">
            <text:p>1</text:p>
          </table:table-cell>
          <table:table-cell office:value-type="float" office:value="2.6091" calcext:value-type="float">
            <text:p>2.6091</text:p>
          </table:table-cell>
          <table:table-cell office:value-type="float" office:value="10.289" calcext:value-type="float">
            <text:p>10.289</text:p>
          </table:table-cell>
          <table:table-cell table:formula="of:=([.K28]-12)/4.5" office:value-type="float" office:value="-0.380222222222222" calcext:value-type="float">
            <text:p>-0.38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1.463" calcext:value-type="float">
            <text:p>11.463</text:p>
          </table:table-cell>
          <table:table-cell office:value-type="float" office:value="8.9975" calcext:value-type="float">
            <text:p>8.9975</text:p>
          </table:table-cell>
          <table:table-cell table:formula="of:=[.B29]/[.$B$2]" office:value-type="float" office:value="0.923028785982478" calcext:value-type="float">
            <text:p>0.923028785982478</text:p>
          </table:table-cell>
          <table:table-cell office:value-type="float" office:value="-0.0079604" calcext:value-type="float">
            <text:p>-0.0079604</text:p>
          </table:table-cell>
          <table:table-cell office:value-type="float" office:value="0.68864" calcext:value-type="float">
            <text:p>0.68864</text:p>
          </table:table-cell>
          <table:table-cell office:value-type="float" office:value="9.1275" calcext:value-type="float">
            <text:p>9.1275</text:p>
          </table:table-cell>
          <table:table-cell office:value-type="float" office:value="0.00031105" calcext:value-type="float">
            <text:p>0.00031105</text:p>
          </table:table-cell>
          <table:table-cell office:value-type="float" office:value="0.62758" calcext:value-type="float">
            <text:p>0.62758</text:p>
          </table:table-cell>
          <table:table-cell office:value-type="float" office:value="1" calcext:value-type="float">
            <text:p>1</text:p>
          </table:table-cell>
          <table:table-cell office:value-type="float" office:value="2.7095" calcext:value-type="float">
            <text:p>2.7095</text:p>
          </table:table-cell>
          <table:table-cell office:value-type="float" office:value="10.389" calcext:value-type="float">
            <text:p>10.389</text:p>
          </table:table-cell>
          <table:table-cell table:formula="of:=([.K29]-12)/4.5" office:value-type="float" office:value="-0.358" calcext:value-type="float">
            <text:p>-0.35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2.124" calcext:value-type="float">
            <text:p>12.124</text:p>
          </table:table-cell>
          <table:table-cell office:value-type="float" office:value="8.9306" calcext:value-type="float">
            <text:p>8.9306</text:p>
          </table:table-cell>
          <table:table-cell table:formula="of:=[.B30]/[.$B$2]" office:value-type="float" office:value="0.916165698926937" calcext:value-type="float">
            <text:p>0.916165698926937</text:p>
          </table:table-cell>
          <table:table-cell office:value-type="float" office:value="-0.0093978" calcext:value-type="float">
            <text:p>-0.0093978</text:p>
          </table:table-cell>
          <table:table-cell office:value-type="float" office:value="0.73068" calcext:value-type="float">
            <text:p>0.73068</text:p>
          </table:table-cell>
          <table:table-cell office:value-type="float" office:value="9.0716" calcext:value-type="float">
            <text:p>9.0716</text:p>
          </table:table-cell>
          <table:table-cell office:value-type="float" office:value="0.00031793" calcext:value-type="float">
            <text:p>0.00031793</text:p>
          </table:table-cell>
          <table:table-cell office:value-type="float" office:value="0.66794" calcext:value-type="float">
            <text:p>0.66794</text:p>
          </table:table-cell>
          <table:table-cell office:value-type="float" office:value="1" calcext:value-type="float">
            <text:p>1</text:p>
          </table:table-cell>
          <table:table-cell office:value-type="float" office:value="2.8098" calcext:value-type="float">
            <text:p>2.8098</text:p>
          </table:table-cell>
          <table:table-cell office:value-type="float" office:value="10.49" calcext:value-type="float">
            <text:p>10.49</text:p>
          </table:table-cell>
          <table:table-cell table:formula="of:=([.K30]-12)/4.5" office:value-type="float" office:value="-0.335555555555555" calcext:value-type="float">
            <text:p>-0.33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2.863" calcext:value-type="float">
            <text:p>12.863</text:p>
          </table:table-cell>
          <table:table-cell office:value-type="float" office:value="8.8554" calcext:value-type="float">
            <text:p>8.8554</text:p>
          </table:table-cell>
          <table:table-cell table:formula="of:=[.B31]/[.$B$2]" office:value-type="float" office:value="0.908451137692608" calcext:value-type="float">
            <text:p>0.908451137692608</text:p>
          </table:table-cell>
          <table:table-cell office:value-type="float" office:value="-0.011021" calcext:value-type="float">
            <text:p>-0.011021</text:p>
          </table:table-cell>
          <table:table-cell office:value-type="float" office:value="0.77913" calcext:value-type="float">
            <text:p>0.77913</text:p>
          </table:table-cell>
          <table:table-cell office:value-type="float" office:value="9.01" calcext:value-type="float">
            <text:p>9.01</text:p>
          </table:table-cell>
          <table:table-cell office:value-type="float" office:value="0.00032727" calcext:value-type="float">
            <text:p>0.00032727</text:p>
          </table:table-cell>
          <table:table-cell office:value-type="float" office:value="0.71419" calcext:value-type="float">
            <text:p>0.71419</text:p>
          </table:table-cell>
          <table:table-cell office:value-type="float" office:value="1" calcext:value-type="float">
            <text:p>1</text:p>
          </table:table-cell>
          <table:table-cell office:value-type="float" office:value="2.9102" calcext:value-type="float">
            <text:p>2.9102</text:p>
          </table:table-cell>
          <table:table-cell office:value-type="float" office:value="10.59" calcext:value-type="float">
            <text:p>10.59</text:p>
          </table:table-cell>
          <table:table-cell table:formula="of:=([.K31]-12)/4.5" office:value-type="float" office:value="-0.313333333333333" calcext:value-type="float">
            <text:p>-0.31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3.641" calcext:value-type="float">
            <text:p>13.641</text:p>
          </table:table-cell>
          <table:table-cell office:value-type="float" office:value="8.7756" calcext:value-type="float">
            <text:p>8.7756</text:p>
          </table:table-cell>
          <table:table-cell table:formula="of:=[.B32]/[.$B$2]" office:value-type="float" office:value="0.900264675106178" calcext:value-type="float">
            <text:p>0.900264675106178</text:p>
          </table:table-cell>
          <table:table-cell office:value-type="float" office:value="-0.012705" calcext:value-type="float">
            <text:p>-0.012705</text:p>
          </table:table-cell>
          <table:table-cell office:value-type="float" office:value="0.83027" calcext:value-type="float">
            <text:p>0.83027</text:p>
          </table:table-cell>
          <table:table-cell office:value-type="float" office:value="8.9452" calcext:value-type="float">
            <text:p>8.9452</text:p>
          </table:table-cell>
          <table:table-cell office:value-type="float" office:value="0.00033783" calcext:value-type="float">
            <text:p>0.00033783</text:p>
          </table:table-cell>
          <table:table-cell office:value-type="float" office:value="0.76288" calcext:value-type="float">
            <text:p>0.76288</text:p>
          </table:table-cell>
          <table:table-cell office:value-type="float" office:value="1" calcext:value-type="float">
            <text:p>1</text:p>
          </table:table-cell>
          <table:table-cell office:value-type="float" office:value="3.0105" calcext:value-type="float">
            <text:p>3.0105</text:p>
          </table:table-cell>
          <table:table-cell office:value-type="float" office:value="10.691" calcext:value-type="float">
            <text:p>10.691</text:p>
          </table:table-cell>
          <table:table-cell table:formula="of:=([.K32]-12)/4.5" office:value-type="float" office:value="-0.290888888888889" calcext:value-type="float">
            <text:p>-0.2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8.6787" calcext:value-type="float">
            <text:p>8.6787</text:p>
          </table:table-cell>
          <table:table-cell table:formula="of:=[.B33]/[.$B$2]" office:value-type="float" office:value="0.890323970536942" calcext:value-type="float">
            <text:p>0.890323970536942</text:p>
          </table:table-cell>
          <table:table-cell office:value-type="float" office:value="-0.014611" calcext:value-type="float">
            <text:p>-0.014611</text:p>
          </table:table-cell>
          <table:table-cell office:value-type="float" office:value="0.88549" calcext:value-type="float">
            <text:p>0.88549</text:p>
          </table:table-cell>
          <table:table-cell office:value-type="float" office:value="8.8678" calcext:value-type="float">
            <text:p>8.8678</text:p>
          </table:table-cell>
          <table:table-cell office:value-type="float" office:value="0.00035777" calcext:value-type="float">
            <text:p>0.00035777</text:p>
          </table:table-cell>
          <table:table-cell office:value-type="float" office:value="0.81575" calcext:value-type="float">
            <text:p>0.81575</text:p>
          </table:table-cell>
          <table:table-cell office:value-type="float" office:value="1" calcext:value-type="float">
            <text:p>1</text:p>
          </table:table-cell>
          <table:table-cell office:value-type="float" office:value="3.1108" calcext:value-type="float">
            <text:p>3.1108</text:p>
          </table:table-cell>
          <table:table-cell office:value-type="float" office:value="10.791" calcext:value-type="float">
            <text:p>10.791</text:p>
          </table:table-cell>
          <table:table-cell table:formula="of:=([.K33]-12)/4.5" office:value-type="float" office:value="-0.268666666666667" calcext:value-type="float">
            <text:p>-0.2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535" calcext:value-type="float">
            <text:p>15.535</text:p>
          </table:table-cell>
          <table:table-cell office:value-type="float" office:value="8.5729" calcext:value-type="float">
            <text:p>8.5729</text:p>
          </table:table-cell>
          <table:table-cell table:formula="of:=[.B34]/[.$B$2]" office:value-type="float" office:value="0.879470239438643" calcext:value-type="float">
            <text:p>0.879470239438643</text:p>
          </table:table-cell>
          <table:table-cell office:value-type="float" office:value="-0.016234" calcext:value-type="float">
            <text:p>-0.016234</text:p>
          </table:table-cell>
          <table:table-cell office:value-type="float" office:value="0.94764" calcext:value-type="float">
            <text:p>0.94764</text:p>
          </table:table-cell>
          <table:table-cell office:value-type="float" office:value="8.785" calcext:value-type="float">
            <text:p>8.785</text:p>
          </table:table-cell>
          <table:table-cell office:value-type="float" office:value="0.00038579" calcext:value-type="float">
            <text:p>0.00038579</text:p>
          </table:table-cell>
          <table:table-cell office:value-type="float" office:value="0.87448" calcext:value-type="float">
            <text:p>0.87448</text:p>
          </table:table-cell>
          <table:table-cell office:value-type="float" office:value="1" calcext:value-type="float">
            <text:p>1</text:p>
          </table:table-cell>
          <table:table-cell office:value-type="float" office:value="3.2112" calcext:value-type="float">
            <text:p>3.2112</text:p>
          </table:table-cell>
          <table:table-cell office:value-type="float" office:value="10.891" calcext:value-type="float">
            <text:p>10.891</text:p>
          </table:table-cell>
          <table:table-cell table:formula="of:=([.K34]-12)/4.5" office:value-type="float" office:value="-0.246444444444444" calcext:value-type="float">
            <text:p>-0.24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6.563" calcext:value-type="float">
            <text:p>16.563</text:p>
          </table:table-cell>
          <table:table-cell office:value-type="float" office:value="8.4556" calcext:value-type="float">
            <text:p>8.4556</text:p>
          </table:table-cell>
          <table:table-cell table:formula="of:=[.B35]/[.$B$2]" office:value-type="float" office:value="0.867436754960094" calcext:value-type="float">
            <text:p>0.867436754960094</text:p>
          </table:table-cell>
          <table:table-cell office:value-type="float" office:value="-0.017594" calcext:value-type="float">
            <text:p>-0.017594</text:p>
          </table:table-cell>
          <table:table-cell office:value-type="float" office:value="1.0148" calcext:value-type="float">
            <text:p>1.0148</text:p>
          </table:table-cell>
          <table:table-cell office:value-type="float" office:value="8.6944" calcext:value-type="float">
            <text:p>8.6944</text:p>
          </table:table-cell>
          <table:table-cell office:value-type="float" office:value="0.00042186" calcext:value-type="float">
            <text:p>0.00042186</text:p>
          </table:table-cell>
          <table:table-cell office:value-type="float" office:value="0.93757" calcext:value-type="float">
            <text:p>0.93757</text:p>
          </table:table-cell>
          <table:table-cell office:value-type="float" office:value="1" calcext:value-type="float">
            <text:p>1</text:p>
          </table:table-cell>
          <table:table-cell office:value-type="float" office:value="3.3116" calcext:value-type="float">
            <text:p>3.3116</text:p>
          </table:table-cell>
          <table:table-cell office:value-type="float" office:value="10.992" calcext:value-type="float">
            <text:p>10.992</text:p>
          </table:table-cell>
          <table:table-cell table:formula="of:=([.K35]-12)/4.5" office:value-type="float" office:value="-0.224" calcext:value-type="float">
            <text:p>-0.2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7.716" calcext:value-type="float">
            <text:p>17.716</text:p>
          </table:table-cell>
          <table:table-cell office:value-type="float" office:value="8.3093" calcext:value-type="float">
            <text:p>8.3093</text:p>
          </table:table-cell>
          <table:table-cell table:formula="of:=[.B36]/[.$B$2]" office:value-type="float" office:value="0.852428240218306" calcext:value-type="float">
            <text:p>0.852428240218306</text:p>
          </table:table-cell>
          <table:table-cell office:value-type="float" office:value="-0.017991" calcext:value-type="float">
            <text:p>-0.017991</text:p>
          </table:table-cell>
          <table:table-cell office:value-type="float" office:value="1.0857" calcext:value-type="float">
            <text:p>1.0857</text:p>
          </table:table-cell>
          <table:table-cell office:value-type="float" office:value="8.5838" calcext:value-type="float">
            <text:p>8.5838</text:p>
          </table:table-cell>
          <table:table-cell office:value-type="float" office:value="0.00048606" calcext:value-type="float">
            <text:p>0.00048606</text:p>
          </table:table-cell>
          <table:table-cell office:value-type="float" office:value="1.0042" calcext:value-type="float">
            <text:p>1.0042</text:p>
          </table:table-cell>
          <table:table-cell office:value-type="float" office:value="1" calcext:value-type="float">
            <text:p>1</text:p>
          </table:table-cell>
          <table:table-cell office:value-type="float" office:value="3.4119" calcext:value-type="float">
            <text:p>3.4119</text:p>
          </table:table-cell>
          <table:table-cell office:value-type="float" office:value="11.092" calcext:value-type="float">
            <text:p>11.092</text:p>
          </table:table-cell>
          <table:table-cell table:formula="of:=([.K36]-12)/4.5" office:value-type="float" office:value="-0.201777777777778" calcext:value-type="float">
            <text:p>-0.2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8.813" calcext:value-type="float">
            <text:p>18.813</text:p>
          </table:table-cell>
          <table:table-cell office:value-type="float" office:value="8.1527" calcext:value-type="float">
            <text:p>8.1527</text:p>
          </table:table-cell>
          <table:table-cell table:formula="of:=[.B37]/[.$B$2]" office:value-type="float" office:value="0.836363076796816" calcext:value-type="float">
            <text:p>0.836363076796816</text:p>
          </table:table-cell>
          <table:table-cell office:value-type="float" office:value="-0.015825" calcext:value-type="float">
            <text:p>-0.015825</text:p>
          </table:table-cell>
          <table:table-cell office:value-type="float" office:value="1.1628" calcext:value-type="float">
            <text:p>1.1628</text:p>
          </table:table-cell>
          <table:table-cell office:value-type="float" office:value="8.4682" calcext:value-type="float">
            <text:p>8.4682</text:p>
          </table:table-cell>
          <table:table-cell office:value-type="float" office:value="0.00053571" calcext:value-type="float">
            <text:p>0.00053571</text:p>
          </table:table-cell>
          <table:table-cell office:value-type="float" office:value="1.0749" calcext:value-type="float">
            <text:p>1.0749</text:p>
          </table:table-cell>
          <table:table-cell office:value-type="float" office:value="1" calcext:value-type="float">
            <text:p>1</text:p>
          </table:table-cell>
          <table:table-cell office:value-type="float" office:value="3.5123" calcext:value-type="float">
            <text:p>3.5123</text:p>
          </table:table-cell>
          <table:table-cell office:value-type="float" office:value="11.192" calcext:value-type="float">
            <text:p>11.192</text:p>
          </table:table-cell>
          <table:table-cell table:formula="of:=([.K37]-12)/4.5" office:value-type="float" office:value="-0.179555555555556" calcext:value-type="float">
            <text:p>-0.17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9.895" calcext:value-type="float">
            <text:p>19.895</text:p>
          </table:table-cell>
          <table:table-cell office:value-type="float" office:value="7.9667" calcext:value-type="float">
            <text:p>7.9667</text:p>
          </table:table-cell>
          <table:table-cell table:formula="of:=[.B38]/[.$B$2]" office:value-type="float" office:value="0.817281848211904" calcext:value-type="float">
            <text:p>0.817281848211904</text:p>
          </table:table-cell>
          <table:table-cell office:value-type="float" office:value="-0.010853" calcext:value-type="float">
            <text:p>-0.010853</text:p>
          </table:table-cell>
          <table:table-cell office:value-type="float" office:value="1.2487" calcext:value-type="float">
            <text:p>1.2487</text:p>
          </table:table-cell>
          <table:table-cell office:value-type="float" office:value="8.3333" calcext:value-type="float">
            <text:p>8.3333</text:p>
          </table:table-cell>
          <table:table-cell office:value-type="float" office:value="0.00055182" calcext:value-type="float">
            <text:p>0.00055182</text:p>
          </table:table-cell>
          <table:table-cell office:value-type="float" office:value="1.1526" calcext:value-type="float">
            <text:p>1.1526</text:p>
          </table:table-cell>
          <table:table-cell office:value-type="float" office:value="1" calcext:value-type="float">
            <text:p>1</text:p>
          </table:table-cell>
          <table:table-cell office:value-type="float" office:value="3.6126" calcext:value-type="float">
            <text:p>3.6126</text:p>
          </table:table-cell>
          <table:table-cell office:value-type="float" office:value="11.293" calcext:value-type="float">
            <text:p>11.293</text:p>
          </table:table-cell>
          <table:table-cell table:formula="of:=([.K38]-12)/4.5" office:value-type="float" office:value="-0.157111111111111" calcext:value-type="float">
            <text:p>-0.1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7.7346" calcext:value-type="float">
            <text:p>7.7346</text:p>
          </table:table-cell>
          <table:table-cell table:formula="of:=[.B39]/[.$B$2]" office:value-type="float" office:value="0.793471347380948" calcext:value-type="float">
            <text:p>0.793471347380948</text:p>
          </table:table-cell>
          <table:table-cell office:value-type="float" office:value="-0.00090396" calcext:value-type="float">
            <text:p>-0.00090396</text:p>
          </table:table-cell>
          <table:table-cell office:value-type="float" office:value="1.3482" calcext:value-type="float">
            <text:p>1.3482</text:p>
          </table:table-cell>
          <table:table-cell office:value-type="float" office:value="8.1676" calcext:value-type="float">
            <text:p>8.1676</text:p>
          </table:table-cell>
          <table:table-cell office:value-type="float" office:value="0.00048732" calcext:value-type="float">
            <text:p>0.00048732</text:p>
          </table:table-cell>
          <table:table-cell office:value-type="float" office:value="1.2412" calcext:value-type="float">
            <text:p>1.2412</text:p>
          </table:table-cell>
          <table:table-cell office:value-type="float" office:value="1" calcext:value-type="float">
            <text:p>1</text:p>
          </table:table-cell>
          <table:table-cell office:value-type="float" office:value="3.713" calcext:value-type="float">
            <text:p>3.713</text:p>
          </table:table-cell>
          <table:table-cell office:value-type="float" office:value="11.393" calcext:value-type="float">
            <text:p>11.393</text:p>
          </table:table-cell>
          <table:table-cell table:formula="of:=([.K39]-12)/4.5" office:value-type="float" office:value="-0.134888888888889" calcext:value-type="float">
            <text:p>-0.1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0.926" calcext:value-type="float">
            <text:p>20.926</text:p>
          </table:table-cell>
          <table:table-cell office:value-type="float" office:value="7.4679" calcext:value-type="float">
            <text:p>7.4679</text:p>
          </table:table-cell>
          <table:table-cell table:formula="of:=[.B40]/[.$B$2]" office:value-type="float" office:value="0.766111327684195" calcext:value-type="float">
            <text:p>0.766111327684195</text:p>
          </table:table-cell>
          <table:table-cell office:value-type="float" office:value="0.017456" calcext:value-type="float">
            <text:p>0.017456</text:p>
          </table:table-cell>
          <table:table-cell office:value-type="float" office:value="1.4554" calcext:value-type="float">
            <text:p>1.4554</text:p>
          </table:table-cell>
          <table:table-cell office:value-type="float" office:value="7.9785" calcext:value-type="float">
            <text:p>7.9785</text:p>
          </table:table-cell>
          <table:table-cell office:value-type="float" office:value="0.00036761" calcext:value-type="float">
            <text:p>0.00036761</text:p>
          </table:table-cell>
          <table:table-cell office:value-type="float" office:value="1.3353" calcext:value-type="float">
            <text:p>1.3353</text:p>
          </table:table-cell>
          <table:table-cell office:value-type="float" office:value="1" calcext:value-type="float">
            <text:p>1</text:p>
          </table:table-cell>
          <table:table-cell office:value-type="float" office:value="3.8133" calcext:value-type="float">
            <text:p>3.8133</text:p>
          </table:table-cell>
          <table:table-cell office:value-type="float" office:value="11.493" calcext:value-type="float">
            <text:p>11.493</text:p>
          </table:table-cell>
          <table:table-cell table:formula="of:=([.K40]-12)/4.5" office:value-type="float" office:value="-0.112666666666667" calcext:value-type="float">
            <text:p>-0.11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0.161" calcext:value-type="float">
            <text:p>20.161</text:p>
          </table:table-cell>
          <table:table-cell office:value-type="float" office:value="7.1354" calcext:value-type="float">
            <text:p>7.1354</text:p>
          </table:table-cell>
          <table:table-cell table:formula="of:=[.B41]/[.$B$2]" office:value-type="float" office:value="0.732001066907405" calcext:value-type="float">
            <text:p>0.732001066907405</text:p>
          </table:table-cell>
          <table:table-cell office:value-type="float" office:value="0.050409" calcext:value-type="float">
            <text:p>0.050409</text:p>
          </table:table-cell>
          <table:table-cell office:value-type="float" office:value="1.5681" calcext:value-type="float">
            <text:p>1.5681</text:p>
          </table:table-cell>
          <table:table-cell office:value-type="float" office:value="7.7493" calcext:value-type="float">
            <text:p>7.7493</text:p>
          </table:table-cell>
          <table:table-cell office:value-type="float" office:value="0.00041133" calcext:value-type="float">
            <text:p>0.00041133</text:p>
          </table:table-cell>
          <table:table-cell office:value-type="float" office:value="1.4326" calcext:value-type="float">
            <text:p>1.4326</text:p>
          </table:table-cell>
          <table:table-cell office:value-type="float" office:value="1" calcext:value-type="float">
            <text:p>1</text:p>
          </table:table-cell>
          <table:table-cell office:value-type="float" office:value="3.9137" calcext:value-type="float">
            <text:p>3.9137</text:p>
          </table:table-cell>
          <table:table-cell office:value-type="float" office:value="11.594" calcext:value-type="float">
            <text:p>11.594</text:p>
          </table:table-cell>
          <table:table-cell table:formula="of:=([.K41]-12)/4.5" office:value-type="float" office:value="-0.0902222222222223" calcext:value-type="float">
            <text:p>-0.0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6.8368" calcext:value-type="float">
            <text:p>6.8368</text:p>
          </table:table-cell>
          <table:table-cell table:formula="of:=[.B42]/[.$B$2]" office:value-type="float" office:value="0.70136851392109" calcext:value-type="float">
            <text:p>0.70136851392109</text:p>
          </table:table-cell>
          <table:table-cell office:value-type="float" office:value="0.1034" calcext:value-type="float">
            <text:p>0.1034</text:p>
          </table:table-cell>
          <table:table-cell office:value-type="float" office:value="1.6841" calcext:value-type="float">
            <text:p>1.6841</text:p>
          </table:table-cell>
          <table:table-cell office:value-type="float" office:value="7.5229" calcext:value-type="float">
            <text:p>7.5229</text:p>
          </table:table-cell>
          <table:table-cell office:value-type="float" office:value="0.0021165" calcext:value-type="float">
            <text:p>0.0021165</text:p>
          </table:table-cell>
          <table:table-cell office:value-type="float" office:value="1.5307" calcext:value-type="float">
            <text:p>1.5307</text:p>
          </table:table-cell>
          <table:table-cell office:value-type="float" office:value="1" calcext:value-type="float">
            <text:p>1</text:p>
          </table:table-cell>
          <table:table-cell office:value-type="float" office:value="4.014" calcext:value-type="float">
            <text:p>4.014</text:p>
          </table:table-cell>
          <table:table-cell office:value-type="float" office:value="11.694" calcext:value-type="float">
            <text:p>11.694</text:p>
          </table:table-cell>
          <table:table-cell table:formula="of:=([.K42]-12)/4.5" office:value-type="float" office:value="-0.0679999999999998" calcext:value-type="float">
            <text:p>-0.0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6.773" calcext:value-type="float">
            <text:p>16.773</text:p>
          </table:table-cell>
          <table:table-cell office:value-type="float" office:value="6.6677" calcext:value-type="float">
            <text:p>6.6677</text:p>
          </table:table-cell>
          <table:table-cell table:formula="of:=[.B43]/[.$B$2]" office:value-type="float" office:value="0.684021009868893" calcext:value-type="float">
            <text:p>0.684021009868893</text:p>
          </table:table-cell>
          <table:table-cell office:value-type="float" office:value="0.16278" calcext:value-type="float">
            <text:p>0.16278</text:p>
          </table:table-cell>
          <table:table-cell office:value-type="float" office:value="1.7944" calcext:value-type="float">
            <text:p>1.7944</text:p>
          </table:table-cell>
          <table:table-cell office:value-type="float" office:value="7.3325" calcext:value-type="float">
            <text:p>7.3325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1.6237" calcext:value-type="float">
            <text:p>1.6237</text:p>
          </table:table-cell>
          <table:table-cell office:value-type="float" office:value="1" calcext:value-type="float">
            <text:p>1</text:p>
          </table:table-cell>
          <table:table-cell office:value-type="float" office:value="4.1143" calcext:value-type="float">
            <text:p>4.1143</text:p>
          </table:table-cell>
          <table:table-cell office:value-type="float" office:value="11.794" calcext:value-type="float">
            <text:p>11.794</text:p>
          </table:table-cell>
          <table:table-cell table:formula="of:=([.K43]-12)/4.5" office:value-type="float" office:value="-0.0457777777777777" calcext:value-type="float">
            <text:p>-0.04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539" calcext:value-type="float">
            <text:p>14.539</text:p>
          </table:table-cell>
          <table:table-cell office:value-type="float" office:value="6.0821" calcext:value-type="float">
            <text:p>6.0821</text:p>
          </table:table-cell>
          <table:table-cell table:formula="of:=[.B44]/[.$B$2]" office:value-type="float" office:value="0.623945916001559" calcext:value-type="float">
            <text:p>0.623945916001559</text:p>
          </table:table-cell>
          <table:table-cell office:value-type="float" office:value="0.17059" calcext:value-type="float">
            <text:p>0.17059</text:p>
          </table:table-cell>
          <table:table-cell office:value-type="float" office:value="1.8461" calcext:value-type="float">
            <text:p>1.8461</text:p>
          </table:table-cell>
          <table:table-cell office:value-type="float" office:value="6.9026" calcext:value-type="float">
            <text:p>6.9026</text:p>
          </table:table-cell>
          <table:table-cell office:value-type="float" office:value="0.07939" calcext:value-type="float">
            <text:p>0.07939</text:p>
          </table:table-cell>
          <table:table-cell office:value-type="float" office:value="1.6841" calcext:value-type="float">
            <text:p>1.6841</text:p>
          </table:table-cell>
          <table:table-cell office:value-type="float" office:value="1" calcext:value-type="float">
            <text:p>1</text:p>
          </table:table-cell>
          <table:table-cell office:value-type="float" office:value="4.2147" calcext:value-type="float">
            <text:p>4.2147</text:p>
          </table:table-cell>
          <table:table-cell office:value-type="float" office:value="11.895" calcext:value-type="float">
            <text:p>11.895</text:p>
          </table:table-cell>
          <table:table-cell table:formula="of:=([.K44]-12)/4.5" office:value-type="float" office:value="-0.0233333333333334" calcext:value-type="float">
            <text:p>-0.0233333333333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0772" calcext:value-type="float">
            <text:p>6.0772</text:p>
          </table:table-cell>
          <table:table-cell office:value-type="float" office:value="4.7774" calcext:value-type="float">
            <text:p>4.7774</text:p>
          </table:table-cell>
          <table:table-cell table:formula="of:=[.B45]/[.$B$2]" office:value-type="float" office:value="0.490100330330946" calcext:value-type="float">
            <text:p>0.490100330330946</text:p>
          </table:table-cell>
          <table:table-cell office:value-type="float" office:value="0.076169" calcext:value-type="float">
            <text:p>0.076169</text:p>
          </table:table-cell>
          <table:table-cell office:value-type="float" office:value="1.7287" calcext:value-type="float">
            <text:p>1.7287</text:p>
          </table:table-cell>
          <table:table-cell office:value-type="float" office:value="6.0798" calcext:value-type="float">
            <text:p>6.0798</text:p>
          </table:table-cell>
          <table:table-cell office:value-type="float" office:value="0.1835" calcext:value-type="float">
            <text:p>0.1835</text:p>
          </table:table-cell>
          <table:table-cell office:value-type="float" office:value="1.649" calcext:value-type="float">
            <text:p>1.649</text:p>
          </table:table-cell>
          <table:table-cell office:value-type="float" office:value="1" calcext:value-type="float">
            <text:p>1</text:p>
          </table:table-cell>
          <table:table-cell office:value-type="float" office:value="4.3151" calcext:value-type="float">
            <text:p>4.3151</text:p>
          </table:table-cell>
          <table:table-cell office:value-type="float" office:value="11.995" calcext:value-type="float">
            <text:p>11.995</text:p>
          </table:table-cell>
          <table:table-cell table:formula="of:=([.K45]-12)/4.5" office:value-type="float" office:value="-0.00111111111111128" calcext:value-type="float">
            <text:p>-0.0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0383" calcext:value-type="float">
            <text:p>-7.0383</text:p>
          </table:table-cell>
          <table:table-cell office:value-type="float" office:value="4.7546" calcext:value-type="float">
            <text:p>4.7546</text:p>
          </table:table-cell>
          <table:table-cell table:formula="of:=[.B46]/[.$B$2]" office:value-type="float" office:value="0.487761341020538" calcext:value-type="float">
            <text:p>0.487761341020538</text:p>
          </table:table-cell>
          <table:table-cell office:value-type="float" office:value="0.0085389" calcext:value-type="float">
            <text:p>0.0085389</text:p>
          </table:table-cell>
          <table:table-cell office:value-type="float" office:value="1.4989" calcext:value-type="float">
            <text:p>1.4989</text:p>
          </table:table-cell>
          <table:table-cell office:value-type="float" office:value="5.8641" calcext:value-type="float">
            <text:p>5.8641</text:p>
          </table:table-cell>
          <table:table-cell office:value-type="float" office:value="0.25354" calcext:value-type="float">
            <text:p>0.25354</text:p>
          </table:table-cell>
          <table:table-cell office:value-type="float" office:value="1.5152" calcext:value-type="float">
            <text:p>1.5152</text:p>
          </table:table-cell>
          <table:table-cell office:value-type="float" office:value="1" calcext:value-type="float">
            <text:p>1</text:p>
          </table:table-cell>
          <table:table-cell office:value-type="float" office:value="4.4154" calcext:value-type="float">
            <text:p>4.4154</text:p>
          </table:table-cell>
          <table:table-cell office:value-type="float" office:value="12.095" calcext:value-type="float">
            <text:p>12.095</text:p>
          </table:table-cell>
          <table:table-cell table:formula="of:=([.K46]-12)/4.5" office:value-type="float" office:value="0.0211111111111113" calcext:value-type="float">
            <text:p>0.02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798" calcext:value-type="float">
            <text:p>-11.798</text:p>
          </table:table-cell>
          <table:table-cell office:value-type="float" office:value="5.1443" calcext:value-type="float">
            <text:p>5.1443</text:p>
          </table:table-cell>
          <table:table-cell table:formula="of:=[.B47]/[.$B$2]" office:value-type="float" office:value="0.527739592523441" calcext:value-type="float">
            <text:p>0.527739592523441</text:p>
          </table:table-cell>
          <table:table-cell office:value-type="float" office:value="0.12197" calcext:value-type="float">
            <text:p>0.12197</text:p>
          </table:table-cell>
          <table:table-cell office:value-type="float" office:value="1.3322" calcext:value-type="float">
            <text:p>1.3322</text:p>
          </table:table-cell>
          <table:table-cell office:value-type="float" office:value="5.9134" calcext:value-type="float">
            <text:p>5.9134</text:p>
          </table:table-cell>
          <table:table-cell office:value-type="float" office:value="0.26921" calcext:value-type="float">
            <text:p>0.26921</text:p>
          </table:table-cell>
          <table:table-cell office:value-type="float" office:value="1.3749" calcext:value-type="float">
            <text:p>1.3749</text:p>
          </table:table-cell>
          <table:table-cell office:value-type="float" office:value="1" calcext:value-type="float">
            <text:p>1</text:p>
          </table:table-cell>
          <table:table-cell office:value-type="float" office:value="4.5158" calcext:value-type="float">
            <text:p>4.5158</text:p>
          </table:table-cell>
          <table:table-cell office:value-type="float" office:value="12.196" calcext:value-type="float">
            <text:p>12.196</text:p>
          </table:table-cell>
          <table:table-cell table:formula="of:=([.K47]-12)/4.5" office:value-type="float" office:value="0.0435555555555555" calcext:value-type="float">
            <text:p>0.043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34" calcext:value-type="float">
            <text:p>-12.34</text:p>
          </table:table-cell>
          <table:table-cell office:value-type="float" office:value="4.7773" calcext:value-type="float">
            <text:p>4.7773</text:p>
          </table:table-cell>
          <table:table-cell table:formula="of:=[.B48]/[.$B$2]" office:value-type="float" office:value="0.490090071605901" calcext:value-type="float">
            <text:p>0.490090071605901</text:p>
          </table:table-cell>
          <table:table-cell office:value-type="float" office:value="0.23098" calcext:value-type="float">
            <text:p>0.23098</text:p>
          </table:table-cell>
          <table:table-cell office:value-type="float" office:value="1.1926" calcext:value-type="float">
            <text:p>1.1926</text:p>
          </table:table-cell>
          <table:table-cell office:value-type="float" office:value="5.5884" calcext:value-type="float">
            <text:p>5.5884</text:p>
          </table:table-cell>
          <table:table-cell office:value-type="float" office:value="0.27755" calcext:value-type="float">
            <text:p>0.27755</text:p>
          </table:table-cell>
          <table:table-cell office:value-type="float" office:value="1.226" calcext:value-type="float">
            <text:p>1.226</text:p>
          </table:table-cell>
          <table:table-cell office:value-type="float" office:value="1" calcext:value-type="float">
            <text:p>1</text:p>
          </table:table-cell>
          <table:table-cell office:value-type="float" office:value="4.6161" calcext:value-type="float">
            <text:p>4.6161</text:p>
          </table:table-cell>
          <table:table-cell office:value-type="float" office:value="12.296" calcext:value-type="float">
            <text:p>12.296</text:p>
          </table:table-cell>
          <table:table-cell table:formula="of:=([.K48]-12)/4.5" office:value-type="float" office:value="0.0657777777777776" calcext:value-type="float">
            <text:p>0.06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3.193" calcext:value-type="float">
            <text:p>-13.193</text:p>
          </table:table-cell>
          <table:table-cell office:value-type="float" office:value="4.552" calcext:value-type="float">
            <text:p>4.552</text:p>
          </table:table-cell>
          <table:table-cell table:formula="of:=[.B49]/[.$B$2]" office:value-type="float" office:value="0.466977164078048" calcext:value-type="float">
            <text:p>0.466977164078048</text:p>
          </table:table-cell>
          <table:table-cell office:value-type="float" office:value="0.27398" calcext:value-type="float">
            <text:p>0.27398</text:p>
          </table:table-cell>
          <table:table-cell office:value-type="float" office:value="1.1025" calcext:value-type="float">
            <text:p>1.1025</text:p>
          </table:table-cell>
          <table:table-cell office:value-type="float" office:value="5.3258" calcext:value-type="float">
            <text:p>5.3258</text:p>
          </table:table-cell>
          <table:table-cell office:value-type="float" office:value="0.28152" calcext:value-type="float">
            <text:p>0.28152</text:p>
          </table:table-cell>
          <table:table-cell office:value-type="float" office:value="1.1043" calcext:value-type="float">
            <text:p>1.1043</text:p>
          </table:table-cell>
          <table:table-cell office:value-type="float" office:value="1" calcext:value-type="float">
            <text:p>1</text:p>
          </table:table-cell>
          <table:table-cell office:value-type="float" office:value="4.7165" calcext:value-type="float">
            <text:p>4.7165</text:p>
          </table:table-cell>
          <table:table-cell office:value-type="float" office:value="12.396" calcext:value-type="float">
            <text:p>12.396</text:p>
          </table:table-cell>
          <table:table-cell table:formula="of:=([.K49]-12)/4.5" office:value-type="float" office:value="0.0880000000000002" calcext:value-type="float">
            <text:p>0.08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4.352" calcext:value-type="float">
            <text:p>-14.352</text:p>
          </table:table-cell>
          <table:table-cell office:value-type="float" office:value="4.4832" calcext:value-type="float">
            <text:p>4.4832</text:p>
          </table:table-cell>
          <table:table-cell table:formula="of:=[.B50]/[.$B$2]" office:value-type="float" office:value="0.45991916124664" calcext:value-type="float">
            <text:p>0.45991916124664</text:p>
          </table:table-cell>
          <table:table-cell office:value-type="float" office:value="0.28505" calcext:value-type="float">
            <text:p>0.28505</text:p>
          </table:table-cell>
          <table:table-cell office:value-type="float" office:value="1.0211" calcext:value-type="float">
            <text:p>1.0211</text:p>
          </table:table-cell>
          <table:table-cell office:value-type="float" office:value="5.1689" calcext:value-type="float">
            <text:p>5.1689</text:p>
          </table:table-cell>
          <table:table-cell office:value-type="float" office:value="0.28377" calcext:value-type="float">
            <text:p>0.28377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1" calcext:value-type="float">
            <text:p>1</text:p>
          </table:table-cell>
          <table:table-cell office:value-type="float" office:value="4.8168" calcext:value-type="float">
            <text:p>4.8168</text:p>
          </table:table-cell>
          <table:table-cell office:value-type="float" office:value="12.497" calcext:value-type="float">
            <text:p>12.497</text:p>
          </table:table-cell>
          <table:table-cell table:formula="of:=([.K50]-12)/4.5" office:value-type="float" office:value="0.110444444444444" calcext:value-type="float">
            <text:p>0.110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5.118" calcext:value-type="float">
            <text:p>-15.118</text:p>
          </table:table-cell>
          <table:table-cell office:value-type="float" office:value="4.449" calcext:value-type="float">
            <text:p>4.449</text:p>
          </table:table-cell>
          <table:table-cell table:formula="of:=[.B51]/[.$B$2]" office:value-type="float" office:value="0.456410677281028" calcext:value-type="float">
            <text:p>0.456410677281028</text:p>
          </table:table-cell>
          <table:table-cell office:value-type="float" office:value="0.29093" calcext:value-type="float">
            <text:p>0.29093</text:p>
          </table:table-cell>
          <table:table-cell office:value-type="float" office:value="0.94463" calcext:value-type="float">
            <text:p>0.94463</text:p>
          </table:table-cell>
          <table:table-cell office:value-type="float" office:value="5.0647" calcext:value-type="float">
            <text:p>5.0647</text:p>
          </table:table-cell>
          <table:table-cell office:value-type="float" office:value="0.28568" calcext:value-type="float">
            <text:p>0.28568</text:p>
          </table:table-cell>
          <table:table-cell office:value-type="float" office:value="0.90711" calcext:value-type="float">
            <text:p>0.90711</text:p>
          </table:table-cell>
          <table:table-cell office:value-type="float" office:value="1" calcext:value-type="float">
            <text:p>1</text:p>
          </table:table-cell>
          <table:table-cell office:value-type="float" office:value="4.9172" calcext:value-type="float">
            <text:p>4.9172</text:p>
          </table:table-cell>
          <table:table-cell office:value-type="float" office:value="12.597" calcext:value-type="float">
            <text:p>12.597</text:p>
          </table:table-cell>
          <table:table-cell table:formula="of:=([.K51]-12)/4.5" office:value-type="float" office:value="0.132666666666667" calcext:value-type="float">
            <text:p>0.13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5.236" calcext:value-type="float">
            <text:p>-15.236</text:p>
          </table:table-cell>
          <table:table-cell office:value-type="float" office:value="4.4129" calcext:value-type="float">
            <text:p>4.4129</text:p>
          </table:table-cell>
          <table:table-cell table:formula="of:=[.B52]/[.$B$2]" office:value-type="float" office:value="0.452707277539547" calcext:value-type="float">
            <text:p>0.452707277539547</text:p>
          </table:table-cell>
          <table:table-cell office:value-type="float" office:value="0.29518" calcext:value-type="float">
            <text:p>0.29518</text:p>
          </table:table-cell>
          <table:table-cell office:value-type="float" office:value="0.8748" calcext:value-type="float">
            <text:p>0.8748</text:p>
          </table:table-cell>
          <table:table-cell office:value-type="float" office:value="4.9752" calcext:value-type="float">
            <text:p>4.9752</text:p>
          </table:table-cell>
          <table:table-cell office:value-type="float" office:value="0.28753" calcext:value-type="float">
            <text:p>0.28753</text:p>
          </table:table-cell>
          <table:table-cell office:value-type="float" office:value="0.82473" calcext:value-type="float">
            <text:p>0.82473</text:p>
          </table:table-cell>
          <table:table-cell office:value-type="float" office:value="1" calcext:value-type="float">
            <text:p>1</text:p>
          </table:table-cell>
          <table:table-cell office:value-type="float" office:value="5.0175" calcext:value-type="float">
            <text:p>5.0175</text:p>
          </table:table-cell>
          <table:table-cell office:value-type="float" office:value="12.698" calcext:value-type="float">
            <text:p>12.698</text:p>
          </table:table-cell>
          <table:table-cell table:formula="of:=([.K52]-12)/4.5" office:value-type="float" office:value="0.155111111111111" calcext:value-type="float">
            <text:p>0.155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4.871" calcext:value-type="float">
            <text:p>-14.871</text:p>
          </table:table-cell>
          <table:table-cell office:value-type="float" office:value="4.3774" calcext:value-type="float">
            <text:p>4.3774</text:p>
          </table:table-cell>
          <table:table-cell table:formula="of:=[.B53]/[.$B$2]" office:value-type="float" office:value="0.449065430148341" calcext:value-type="float">
            <text:p>0.449065430148341</text:p>
          </table:table-cell>
          <table:table-cell office:value-type="float" office:value="0.29576" calcext:value-type="float">
            <text:p>0.29576</text:p>
          </table:table-cell>
          <table:table-cell office:value-type="float" office:value="0.81336" calcext:value-type="float">
            <text:p>0.81336</text:p>
          </table:table-cell>
          <table:table-cell office:value-type="float" office:value="4.8921" calcext:value-type="float">
            <text:p>4.892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75397" calcext:value-type="float">
            <text:p>0.75397</text:p>
          </table:table-cell>
          <table:table-cell office:value-type="float" office:value="1" calcext:value-type="float">
            <text:p>1</text:p>
          </table:table-cell>
          <table:table-cell office:value-type="float" office:value="5.1178" calcext:value-type="float">
            <text:p>5.1178</text:p>
          </table:table-cell>
          <table:table-cell office:value-type="float" office:value="12.798" calcext:value-type="float">
            <text:p>12.798</text:p>
          </table:table-cell>
          <table:table-cell table:formula="of:=([.K53]-12)/4.5" office:value-type="float" office:value="0.177333333333333" calcext:value-type="float">
            <text:p>0.177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4.307" calcext:value-type="float">
            <text:p>-14.307</text:p>
          </table:table-cell>
          <table:table-cell office:value-type="float" office:value="4.3424" calcext:value-type="float">
            <text:p>4.3424</text:p>
          </table:table-cell>
          <table:table-cell table:formula="of:=[.B54]/[.$B$2]" office:value-type="float" office:value="0.445474876382363" calcext:value-type="float">
            <text:p>0.445474876382363</text:p>
          </table:table-cell>
          <table:table-cell office:value-type="float" office:value="0.29413" calcext:value-type="float">
            <text:p>0.29413</text:p>
          </table:table-cell>
          <table:table-cell office:value-type="float" office:value="0.75731" calcext:value-type="float">
            <text:p>0.75731</text:p>
          </table:table-cell>
          <table:table-cell office:value-type="float" office:value="4.8194" calcext:value-type="float">
            <text:p>4.8194</text:p>
          </table:table-cell>
          <table:table-cell office:value-type="float" office:value="0.29077" calcext:value-type="float">
            <text:p>0.29077</text:p>
          </table:table-cell>
          <table:table-cell office:value-type="float" office:value="0.69008" calcext:value-type="float">
            <text:p>0.69008</text:p>
          </table:table-cell>
          <table:table-cell office:value-type="float" office:value="1" calcext:value-type="float">
            <text:p>1</text:p>
          </table:table-cell>
          <table:table-cell office:value-type="float" office:value="5.2182" calcext:value-type="float">
            <text:p>5.2182</text:p>
          </table:table-cell>
          <table:table-cell office:value-type="float" office:value="12.898" calcext:value-type="float">
            <text:p>12.898</text:p>
          </table:table-cell>
          <table:table-cell table:formula="of:=([.K54]-12)/4.5" office:value-type="float" office:value="0.199555555555556" calcext:value-type="float">
            <text:p>0.19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3.707" calcext:value-type="float">
            <text:p>-13.707</text:p>
          </table:table-cell>
          <table:table-cell office:value-type="float" office:value="4.3076" calcext:value-type="float">
            <text:p>4.3076</text:p>
          </table:table-cell>
          <table:table-cell table:formula="of:=[.B55]/[.$B$2]" office:value-type="float" office:value="0.441904840066476" calcext:value-type="float">
            <text:p>0.441904840066476</text:p>
          </table:table-cell>
          <table:table-cell office:value-type="float" office:value="0.29234" calcext:value-type="float">
            <text:p>0.29234</text:p>
          </table:table-cell>
          <table:table-cell office:value-type="float" office:value="0.70526" calcext:value-type="float">
            <text:p>0.70526</text:p>
          </table:table-cell>
          <table:table-cell office:value-type="float" office:value="4.7566" calcext:value-type="float">
            <text:p>4.7566</text:p>
          </table:table-cell>
          <table:table-cell office:value-type="float" office:value="0.29222" calcext:value-type="float">
            <text:p>0.29222</text:p>
          </table:table-cell>
          <table:table-cell office:value-type="float" office:value="0.63063" calcext:value-type="float">
            <text:p>0.63063</text:p>
          </table:table-cell>
          <table:table-cell office:value-type="float" office:value="1" calcext:value-type="float">
            <text:p>1</text:p>
          </table:table-cell>
          <table:table-cell office:value-type="float" office:value="5.3186" calcext:value-type="float">
            <text:p>5.3186</text:p>
          </table:table-cell>
          <table:table-cell office:value-type="float" office:value="12.999" calcext:value-type="float">
            <text:p>12.999</text:p>
          </table:table-cell>
          <table:table-cell table:formula="of:=([.K55]-12)/4.5" office:value-type="float" office:value="0.222" calcext:value-type="float">
            <text:p>0.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3.103" calcext:value-type="float">
            <text:p>-13.103</text:p>
          </table:table-cell>
          <table:table-cell office:value-type="float" office:value="4.2736" calcext:value-type="float">
            <text:p>4.2736</text:p>
          </table:table-cell>
          <table:table-cell table:formula="of:=[.B56]/[.$B$2]" office:value-type="float" office:value="0.438416873550955" calcext:value-type="float">
            <text:p>0.438416873550955</text:p>
          </table:table-cell>
          <table:table-cell office:value-type="float" office:value="0.29065" calcext:value-type="float">
            <text:p>0.29065</text:p>
          </table:table-cell>
          <table:table-cell office:value-type="float" office:value="0.65737" calcext:value-type="float">
            <text:p>0.65737</text:p>
          </table:table-cell>
          <table:table-cell office:value-type="float" office:value="4.7029" calcext:value-type="float">
            <text:p>4.7029</text:p>
          </table:table-cell>
          <table:table-cell office:value-type="float" office:value="0.29357" calcext:value-type="float">
            <text:p>0.29357</text:p>
          </table:table-cell>
          <table:table-cell office:value-type="float" office:value="0.57604" calcext:value-type="float">
            <text:p>0.57604</text:p>
          </table:table-cell>
          <table:table-cell office:value-type="float" office:value="1" calcext:value-type="float">
            <text:p>1</text:p>
          </table:table-cell>
          <table:table-cell office:value-type="float" office:value="5.4189" calcext:value-type="float">
            <text:p>5.4189</text:p>
          </table:table-cell>
          <table:table-cell office:value-type="float" office:value="13.099" calcext:value-type="float">
            <text:p>13.099</text:p>
          </table:table-cell>
          <table:table-cell table:formula="of:=([.K56]-12)/4.5" office:value-type="float" office:value="0.244222222222222" calcext:value-type="float">
            <text:p>0.244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521" calcext:value-type="float">
            <text:p>-12.521</text:p>
          </table:table-cell>
          <table:table-cell office:value-type="float" office:value="4.2396" calcext:value-type="float">
            <text:p>4.2396</text:p>
          </table:table-cell>
          <table:table-cell table:formula="of:=[.B57]/[.$B$2]" office:value-type="float" office:value="0.434928907035434" calcext:value-type="float">
            <text:p>0.434928907035434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61303" calcext:value-type="float">
            <text:p>0.61303</text:p>
          </table:table-cell>
          <table:table-cell office:value-type="float" office:value="4.6573" calcext:value-type="float">
            <text:p>4.6573</text:p>
          </table:table-cell>
          <table:table-cell office:value-type="float" office:value="0.29482" calcext:value-type="float">
            <text:p>0.29482</text:p>
          </table:table-cell>
          <table:table-cell office:value-type="float" office:value="0.52538" calcext:value-type="float">
            <text:p>0.52538</text:p>
          </table:table-cell>
          <table:table-cell office:value-type="float" office:value="1" calcext:value-type="float">
            <text:p>1</text:p>
          </table:table-cell>
          <table:table-cell office:value-type="float" office:value="5.5193" calcext:value-type="float">
            <text:p>5.5193</text:p>
          </table:table-cell>
          <table:table-cell office:value-type="float" office:value="13.199" calcext:value-type="float">
            <text:p>13.199</text:p>
          </table:table-cell>
          <table:table-cell table:formula="of:=([.K57]-12)/4.5" office:value-type="float" office:value="0.266444444444444" calcext:value-type="float">
            <text:p>0.26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967" calcext:value-type="float">
            <text:p>-11.967</text:p>
          </table:table-cell>
          <table:table-cell office:value-type="float" office:value="4.2064" calcext:value-type="float">
            <text:p>4.2064</text:p>
          </table:table-cell>
          <table:table-cell table:formula="of:=[.B58]/[.$B$2]" office:value-type="float" office:value="0.431523010320277" calcext:value-type="float">
            <text:p>0.431523010320277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57242" calcext:value-type="float">
            <text:p>0.57242</text:p>
          </table:table-cell>
          <table:table-cell office:value-type="float" office:value="4.6197" calcext:value-type="float">
            <text:p>4.6197</text:p>
          </table:table-cell>
          <table:table-cell office:value-type="float" office:value="0.29598" calcext:value-type="float">
            <text:p>0.29598</text:p>
          </table:table-cell>
          <table:table-cell office:value-type="float" office:value="0.47991" calcext:value-type="float">
            <text:p>0.47991</text:p>
          </table:table-cell>
          <table:table-cell office:value-type="float" office:value="1" calcext:value-type="float">
            <text:p>1</text:p>
          </table:table-cell>
          <table:table-cell office:value-type="float" office:value="5.6196" calcext:value-type="float">
            <text:p>5.6196</text:p>
          </table:table-cell>
          <table:table-cell office:value-type="float" office:value="13.3" calcext:value-type="float">
            <text:p>13.3</text:p>
          </table:table-cell>
          <table:table-cell table:formula="of:=([.K58]-12)/4.5" office:value-type="float" office:value="0.288888888888889" calcext:value-type="float">
            <text:p>0.288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484" calcext:value-type="float">
            <text:p>-11.484</text:p>
          </table:table-cell>
          <table:table-cell office:value-type="float" office:value="4.1689" calcext:value-type="float">
            <text:p>4.1689</text:p>
          </table:table-cell>
          <table:table-cell table:formula="of:=[.B59]/[.$B$2]" office:value-type="float" office:value="0.427675988428158" calcext:value-type="float">
            <text:p>0.427675988428158</text:p>
          </table:table-cell>
          <table:table-cell office:value-type="float" office:value="0.28921" calcext:value-type="float">
            <text:p>0.2892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4.5892" calcext:value-type="float">
            <text:p>4.5892</text:p>
          </table:table-cell>
          <table:table-cell office:value-type="float" office:value="0.297" calcext:value-type="float">
            <text:p>0.297</text:p>
          </table:table-cell>
          <table:table-cell office:value-type="float" office:value="0.4358" calcext:value-type="float">
            <text:p>0.4358</text:p>
          </table:table-cell>
          <table:table-cell office:value-type="float" office:value="1" calcext:value-type="float">
            <text:p>1</text:p>
          </table:table-cell>
          <table:table-cell office:value-type="float" office:value="5.72" calcext:value-type="float">
            <text:p>5.72</text:p>
          </table:table-cell>
          <table:table-cell office:value-type="float" office:value="13.4" calcext:value-type="float">
            <text:p>13.4</text:p>
          </table:table-cell>
          <table:table-cell table:formula="of:=([.K59]-12)/4.5" office:value-type="float" office:value="0.311111111111111" calcext:value-type="float">
            <text:p>0.31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041" calcext:value-type="float">
            <text:p>-11.041</text:p>
          </table:table-cell>
          <table:table-cell office:value-type="float" office:value="4.1305" calcext:value-type="float">
            <text:p>4.1305</text:p>
          </table:table-cell>
          <table:table-cell table:formula="of:=[.B60]/[.$B$2]" office:value-type="float" office:value="0.423736638010628" calcext:value-type="float">
            <text:p>0.423736638010628</text:p>
          </table:table-cell>
          <table:table-cell office:value-type="float" office:value="0.29033" calcext:value-type="float">
            <text:p>0.29033</text:p>
          </table:table-cell>
          <table:table-cell office:value-type="float" office:value="0.50056" calcext:value-type="float">
            <text:p>0.50056</text:p>
          </table:table-cell>
          <table:table-cell office:value-type="float" office:value="4.5643" calcext:value-type="float">
            <text:p>4.5643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39395" calcext:value-type="float">
            <text:p>0.39395</text:p>
          </table:table-cell>
          <table:table-cell office:value-type="float" office:value="1" calcext:value-type="float">
            <text:p>1</text:p>
          </table:table-cell>
          <table:table-cell office:value-type="float" office:value="5.8203" calcext:value-type="float">
            <text:p>5.8203</text:p>
          </table:table-cell>
          <table:table-cell office:value-type="float" office:value="13.5" calcext:value-type="float">
            <text:p>13.5</text:p>
          </table:table-cell>
          <table:table-cell table:formula="of:=([.K60]-12)/4.5" office:value-type="float" office:value="0.333333333333333" calcext:value-type="float">
            <text:p>0.33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636" calcext:value-type="float">
            <text:p>-10.636</text:p>
          </table:table-cell>
          <table:table-cell office:value-type="float" office:value="4.0919" calcext:value-type="float">
            <text:p>4.0919</text:p>
          </table:table-cell>
          <table:table-cell table:formula="of:=[.B61]/[.$B$2]" office:value-type="float" office:value="0.419776770143007" calcext:value-type="float">
            <text:p>0.419776770143007</text:p>
          </table:table-cell>
          <table:table-cell office:value-type="float" office:value="0.29183" calcext:value-type="float">
            <text:p>0.29183</text:p>
          </table:table-cell>
          <table:table-cell office:value-type="float" office:value="0.46871" calcext:value-type="float">
            <text:p>0.46871</text:p>
          </table:table-cell>
          <table:table-cell office:value-type="float" office:value="4.5445" calcext:value-type="float">
            <text:p>4.5445</text:p>
          </table:table-cell>
          <table:table-cell office:value-type="float" office:value="0.29869" calcext:value-type="float">
            <text:p>0.29869</text:p>
          </table:table-cell>
          <table:table-cell office:value-type="float" office:value="0.35417" calcext:value-type="float">
            <text:p>0.35417</text:p>
          </table:table-cell>
          <table:table-cell office:value-type="float" office:value="1" calcext:value-type="float">
            <text:p>1</text:p>
          </table:table-cell>
          <table:table-cell office:value-type="float" office:value="5.9207" calcext:value-type="float">
            <text:p>5.9207</text:p>
          </table:table-cell>
          <table:table-cell office:value-type="float" office:value="13.601" calcext:value-type="float">
            <text:p>13.601</text:p>
          </table:table-cell>
          <table:table-cell table:formula="of:=([.K61]-12)/4.5" office:value-type="float" office:value="0.355777777777778" calcext:value-type="float">
            <text:p>0.35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266" calcext:value-type="float">
            <text:p>-10.266</text:p>
          </table:table-cell>
          <table:table-cell office:value-type="float" office:value="4.0554" calcext:value-type="float">
            <text:p>4.0554</text:p>
          </table:table-cell>
          <table:table-cell table:formula="of:=[.B62]/[.$B$2]" office:value-type="float" office:value="0.416032335501344" calcext:value-type="float">
            <text:p>0.416032335501344</text:p>
          </table:table-cell>
          <table:table-cell office:value-type="float" office:value="0.29378" calcext:value-type="float">
            <text:p>0.29378</text:p>
          </table:table-cell>
          <table:table-cell office:value-type="float" office:value="0.43987" calcext:value-type="float">
            <text:p>0.43987</text:p>
          </table:table-cell>
          <table:table-cell office:value-type="float" office:value="4.5297" calcext:value-type="float">
            <text:p>4.5297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0.31759" calcext:value-type="float">
            <text:p>0.31759</text:p>
          </table:table-cell>
          <table:table-cell office:value-type="float" office:value="1" calcext:value-type="float">
            <text:p>1</text:p>
          </table:table-cell>
          <table:table-cell office:value-type="float" office:value="6.021" calcext:value-type="float">
            <text:p>6.021</text:p>
          </table:table-cell>
          <table:table-cell office:value-type="float" office:value="13.701" calcext:value-type="float">
            <text:p>13.701</text:p>
          </table:table-cell>
          <table:table-cell table:formula="of:=([.K62]-12)/4.5" office:value-type="float" office:value="0.378" calcext:value-type="float">
            <text:p>0.3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9452" calcext:value-type="float">
            <text:p>-9.9452</text:p>
          </table:table-cell>
          <table:table-cell office:value-type="float" office:value="4.0191" calcext:value-type="float">
            <text:p>4.0191</text:p>
          </table:table-cell>
          <table:table-cell table:formula="of:=[.B63]/[.$B$2]" office:value-type="float" office:value="0.412308418309772" calcext:value-type="float">
            <text:p>0.412308418309772</text:p>
          </table:table-cell>
          <table:table-cell office:value-type="float" office:value="0.29561" calcext:value-type="float">
            <text:p>0.29561</text:p>
          </table:table-cell>
          <table:table-cell office:value-type="float" office:value="0.41427" calcext:value-type="float">
            <text:p>0.41427</text:p>
          </table:table-cell>
          <table:table-cell office:value-type="float" office:value="4.5211" calcext:value-type="float">
            <text:p>4.5211</text:p>
          </table:table-cell>
          <table:table-cell office:value-type="float" office:value="0.29981" calcext:value-type="float">
            <text:p>0.29981</text:p>
          </table:table-cell>
          <table:table-cell office:value-type="float" office:value="0.28231" calcext:value-type="float">
            <text:p>0.28231</text:p>
          </table:table-cell>
          <table:table-cell office:value-type="float" office:value="1" calcext:value-type="float">
            <text:p>1</text:p>
          </table:table-cell>
          <table:table-cell office:value-type="float" office:value="6.1213" calcext:value-type="float">
            <text:p>6.1213</text:p>
          </table:table-cell>
          <table:table-cell office:value-type="float" office:value="13.801" calcext:value-type="float">
            <text:p>13.801</text:p>
          </table:table-cell>
          <table:table-cell table:formula="of:=([.K63]-12)/4.5" office:value-type="float" office:value="0.400222222222222" calcext:value-type="float">
            <text:p>0.40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6496" calcext:value-type="float">
            <text:p>-9.6496</text:p>
          </table:table-cell>
          <table:table-cell office:value-type="float" office:value="3.9848" calcext:value-type="float">
            <text:p>3.9848</text:p>
          </table:table-cell>
          <table:table-cell table:formula="of:=[.B64]/[.$B$2]" office:value-type="float" office:value="0.408789675619114" calcext:value-type="float">
            <text:p>0.408789675619114</text:p>
          </table:table-cell>
          <table:table-cell office:value-type="float" office:value="0.29722" calcext:value-type="float">
            <text:p>0.29722</text:p>
          </table:table-cell>
          <table:table-cell office:value-type="float" office:value="0.39072" calcext:value-type="float">
            <text:p>0.39072</text:p>
          </table:table-cell>
          <table:table-cell office:value-type="float" office:value="4.5165" calcext:value-type="float">
            <text:p>4.5165</text:p>
          </table:table-cell>
          <table:table-cell office:value-type="float" office:value="0.30012" calcext:value-type="float">
            <text:p>0.30012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1" calcext:value-type="float">
            <text:p>1</text:p>
          </table:table-cell>
          <table:table-cell office:value-type="float" office:value="6.2217" calcext:value-type="float">
            <text:p>6.2217</text:p>
          </table:table-cell>
          <table:table-cell office:value-type="float" office:value="13.902" calcext:value-type="float">
            <text:p>13.902</text:p>
          </table:table-cell>
          <table:table-cell table:formula="of:=([.K64]-12)/4.5" office:value-type="float" office:value="0.422666666666667" calcext:value-type="float">
            <text:p>0.42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3772" calcext:value-type="float">
            <text:p>-9.3772</text:p>
          </table:table-cell>
          <table:table-cell office:value-type="float" office:value="3.9526" calcext:value-type="float">
            <text:p>3.9526</text:p>
          </table:table-cell>
          <table:table-cell table:formula="of:=[.B65]/[.$B$2]" office:value-type="float" office:value="0.405486366154414" calcext:value-type="float">
            <text:p>0.405486366154414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36901" calcext:value-type="float">
            <text:p>0.36901</text:p>
          </table:table-cell>
          <table:table-cell office:value-type="float" office:value="4.5156" calcext:value-type="float">
            <text:p>4.5156</text:p>
          </table:table-cell>
          <table:table-cell office:value-type="float" office:value="0.30029" calcext:value-type="float">
            <text:p>0.30029</text:p>
          </table:table-cell>
          <table:table-cell office:value-type="float" office:value="0.21663" calcext:value-type="float">
            <text:p>0.21663</text:p>
          </table:table-cell>
          <table:table-cell office:value-type="float" office:value="1" calcext:value-type="float">
            <text:p>1</text:p>
          </table:table-cell>
          <table:table-cell office:value-type="float" office:value="6.3221" calcext:value-type="float">
            <text:p>6.3221</text:p>
          </table:table-cell>
          <table:table-cell office:value-type="float" office:value="14.002" calcext:value-type="float">
            <text:p>14.002</text:p>
          </table:table-cell>
          <table:table-cell table:formula="of:=([.K65]-12)/4.5" office:value-type="float" office:value="0.444888888888889" calcext:value-type="float">
            <text:p>0.44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1322" calcext:value-type="float">
            <text:p>-9.1322</text:p>
          </table:table-cell>
          <table:table-cell office:value-type="float" office:value="3.9251" calcext:value-type="float">
            <text:p>3.9251</text:p>
          </table:table-cell>
          <table:table-cell table:formula="of:=[.B66]/[.$B$2]" office:value-type="float" office:value="0.40266521676686" calcext:value-type="float">
            <text:p>0.40266521676686</text:p>
          </table:table-cell>
          <table:table-cell office:value-type="float" office:value="0.29971" calcext:value-type="float">
            <text:p>0.29971</text:p>
          </table:table-cell>
          <table:table-cell office:value-type="float" office:value="0.34988" calcext:value-type="float">
            <text:p>0.34988</text:p>
          </table:table-cell>
          <table:table-cell office:value-type="float" office:value="4.5186" calcext:value-type="float">
            <text:p>4.5186</text:p>
          </table:table-cell>
          <table:table-cell office:value-type="float" office:value="0.30027" calcext:value-type="float">
            <text:p>0.30027</text:p>
          </table:table-cell>
          <table:table-cell office:value-type="float" office:value="0.18748" calcext:value-type="float">
            <text:p>0.18748</text:p>
          </table:table-cell>
          <table:table-cell office:value-type="float" office:value="1" calcext:value-type="float">
            <text:p>1</text:p>
          </table:table-cell>
          <table:table-cell office:value-type="float" office:value="6.4224" calcext:value-type="float">
            <text:p>6.4224</text:p>
          </table:table-cell>
          <table:table-cell office:value-type="float" office:value="14.102" calcext:value-type="float">
            <text:p>14.102</text:p>
          </table:table-cell>
          <table:table-cell table:formula="of:=([.K66]-12)/4.5" office:value-type="float" office:value="0.467111111111111" calcext:value-type="float">
            <text:p>0.46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909" calcext:value-type="float">
            <text:p>-8.909</text:p>
          </table:table-cell>
          <table:table-cell office:value-type="float" office:value="3.8989" calcext:value-type="float">
            <text:p>3.8989</text:p>
          </table:table-cell>
          <table:table-cell table:formula="of:=[.B67]/[.$B$2]" office:value-type="float" office:value="0.3999774308049" calcext:value-type="float">
            <text:p>0.3999774308049</text:p>
          </table:table-cell>
          <table:table-cell office:value-type="float" office:value="0.30034" calcext:value-type="float">
            <text:p>0.30034</text:p>
          </table:table-cell>
          <table:table-cell office:value-type="float" office:value="0.33198" calcext:value-type="float">
            <text:p>0.33198</text:p>
          </table:table-cell>
          <table:table-cell office:value-type="float" office:value="4.526" calcext:value-type="float">
            <text:p>4.526</text:p>
          </table:table-cell>
          <table:table-cell office:value-type="float" office:value="0.30006" calcext:value-type="float">
            <text:p>0.30006</text:p>
          </table:table-cell>
          <table:table-cell office:value-type="float" office:value="0.15923" calcext:value-type="float">
            <text:p>0.15923</text:p>
          </table:table-cell>
          <table:table-cell office:value-type="float" office:value="1" calcext:value-type="float">
            <text:p>1</text:p>
          </table:table-cell>
          <table:table-cell office:value-type="float" office:value="6.5228" calcext:value-type="float">
            <text:p>6.5228</text:p>
          </table:table-cell>
          <table:table-cell office:value-type="float" office:value="14.203" calcext:value-type="float">
            <text:p>14.203</text:p>
          </table:table-cell>
          <table:table-cell table:formula="of:=([.K67]-12)/4.5" office:value-type="float" office:value="0.489555555555555" calcext:value-type="float">
            <text:p>0.489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6999" calcext:value-type="float">
            <text:p>-8.6999</text:p>
          </table:table-cell>
          <table:table-cell office:value-type="float" office:value="3.8746" calcext:value-type="float">
            <text:p>3.8746</text:p>
          </table:table-cell>
          <table:table-cell table:formula="of:=[.B68]/[.$B$2]" office:value-type="float" office:value="0.397484560618806" calcext:value-type="float">
            <text:p>0.397484560618806</text:p>
          </table:table-cell>
          <table:table-cell office:value-type="float" office:value="0.30082" calcext:value-type="float">
            <text:p>0.30082</text:p>
          </table:table-cell>
          <table:table-cell office:value-type="float" office:value="0.31512" calcext:value-type="float">
            <text:p>0.31512</text:p>
          </table:table-cell>
          <table:table-cell office:value-type="float" office:value="4.5362" calcext:value-type="float">
            <text:p>4.5362</text:p>
          </table:table-cell>
          <table:table-cell office:value-type="float" office:value="0.29973" calcext:value-type="float">
            <text:p>0.29973</text:p>
          </table:table-cell>
          <table:table-cell office:value-type="float" office:value="0.13232" calcext:value-type="float">
            <text:p>0.13232</text:p>
          </table:table-cell>
          <table:table-cell office:value-type="float" office:value="1" calcext:value-type="float">
            <text:p>1</text:p>
          </table:table-cell>
          <table:table-cell office:value-type="float" office:value="6.6231" calcext:value-type="float">
            <text:p>6.6231</text:p>
          </table:table-cell>
          <table:table-cell office:value-type="float" office:value="14.303" calcext:value-type="float">
            <text:p>14.303</text:p>
          </table:table-cell>
          <table:table-cell table:formula="of:=([.K68]-12)/4.5" office:value-type="float" office:value="0.511777777777778" calcext:value-type="float">
            <text:p>0.51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5065" calcext:value-type="float">
            <text:p>-8.5065</text:p>
          </table:table-cell>
          <table:table-cell office:value-type="float" office:value="3.8536" calcext:value-type="float">
            <text:p>3.8536</text:p>
          </table:table-cell>
          <table:table-cell table:formula="of:=[.B69]/[.$B$2]" office:value-type="float" office:value="0.39533022835922" calcext:value-type="float">
            <text:p>0.39533022835922</text:p>
          </table:table-cell>
          <table:table-cell office:value-type="float" office:value="0.30117" calcext:value-type="float">
            <text:p>0.30117</text:p>
          </table:table-cell>
          <table:table-cell office:value-type="float" office:value="0.29968" calcext:value-type="float">
            <text:p>0.29968</text:p>
          </table:table-cell>
          <table:table-cell office:value-type="float" office:value="4.5485" calcext:value-type="float">
            <text:p>4.5485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0.10763" calcext:value-type="float">
            <text:p>0.10763</text:p>
          </table:table-cell>
          <table:table-cell office:value-type="float" office:value="1" calcext:value-type="float">
            <text:p>1</text:p>
          </table:table-cell>
          <table:table-cell office:value-type="float" office:value="6.7235" calcext:value-type="float">
            <text:p>6.7235</text:p>
          </table:table-cell>
          <table:table-cell office:value-type="float" office:value="14.403" calcext:value-type="float">
            <text:p>14.403</text:p>
          </table:table-cell>
          <table:table-cell table:formula="of:=([.K69]-12)/4.5" office:value-type="float" office:value="0.534" calcext:value-type="float">
            <text:p>0.5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3299" calcext:value-type="float">
            <text:p>-8.3299</text:p>
          </table:table-cell>
          <table:table-cell office:value-type="float" office:value="3.8333" calcext:value-type="float">
            <text:p>3.8333</text:p>
          </table:table-cell>
          <table:table-cell table:formula="of:=[.B70]/[.$B$2]" office:value-type="float" office:value="0.393247707174952" calcext:value-type="float">
            <text:p>0.393247707174952</text:p>
          </table:table-cell>
          <table:table-cell office:value-type="float" office:value="0.30149" calcext:value-type="float">
            <text:p>0.30149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4.5653" calcext:value-type="float">
            <text:p>4.5653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084038" calcext:value-type="float">
            <text:p>0.084038</text:p>
          </table:table-cell>
          <table:table-cell office:value-type="float" office:value="1" calcext:value-type="float">
            <text:p>1</text:p>
          </table:table-cell>
          <table:table-cell office:value-type="float" office:value="6.8238" calcext:value-type="float">
            <text:p>6.8238</text:p>
          </table:table-cell>
          <table:table-cell office:value-type="float" office:value="14.504" calcext:value-type="float">
            <text:p>14.504</text:p>
          </table:table-cell>
          <table:table-cell table:formula="of:=([.K70]-12)/4.5" office:value-type="float" office:value="0.556444444444444" calcext:value-type="float">
            <text:p>0.55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1622" calcext:value-type="float">
            <text:p>-8.1622</text:p>
          </table:table-cell>
          <table:table-cell office:value-type="float" office:value="3.8138" calcext:value-type="float">
            <text:p>3.8138</text:p>
          </table:table-cell>
          <table:table-cell table:formula="of:=[.B71]/[.$B$2]" office:value-type="float" office:value="0.39124725579105" calcext:value-type="float">
            <text:p>0.39124725579105</text:p>
          </table:table-cell>
          <table:table-cell office:value-type="float" office:value="0.30192" calcext:value-type="float">
            <text:p>0.30192</text:p>
          </table:table-cell>
          <table:table-cell office:value-type="float" office:value="0.27101" calcext:value-type="float">
            <text:p>0.27101</text:p>
          </table:table-cell>
          <table:table-cell office:value-type="float" office:value="4.5841" calcext:value-type="float">
            <text:p>4.5841</text:p>
          </table:table-cell>
          <table:table-cell office:value-type="float" office:value="0.29775" calcext:value-type="float">
            <text:p>0.29775</text:p>
          </table:table-cell>
          <table:table-cell office:value-type="float" office:value="0.061516" calcext:value-type="float">
            <text:p>0.061516</text:p>
          </table:table-cell>
          <table:table-cell office:value-type="float" office:value="1" calcext:value-type="float">
            <text:p>1</text:p>
          </table:table-cell>
          <table:table-cell office:value-type="float" office:value="6.9241" calcext:value-type="float">
            <text:p>6.9241</text:p>
          </table:table-cell>
          <table:table-cell office:value-type="float" office:value="14.604" calcext:value-type="float">
            <text:p>14.604</text:p>
          </table:table-cell>
          <table:table-cell table:formula="of:=([.K71]-12)/4.5" office:value-type="float" office:value="0.578666666666666" calcext:value-type="float">
            <text:p>0.57866666666666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0046" calcext:value-type="float">
            <text:p>-8.0046</text:p>
          </table:table-cell>
          <table:table-cell office:value-type="float" office:value="3.7963" calcext:value-type="float">
            <text:p>3.7963</text:p>
          </table:table-cell>
          <table:table-cell table:formula="of:=[.B72]/[.$B$2]" office:value-type="float" office:value="0.389451978908061" calcext:value-type="float">
            <text:p>0.389451978908061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0.25789" calcext:value-type="float">
            <text:p>0.25789</text:p>
          </table:table-cell>
          <table:table-cell office:value-type="float" office:value="4.6042" calcext:value-type="float">
            <text:p>4.6042</text:p>
          </table:table-cell>
          <table:table-cell office:value-type="float" office:value="0.29679" calcext:value-type="float">
            <text:p>0.29679</text:p>
          </table:table-cell>
          <table:table-cell office:value-type="float" office:value="0.040755" calcext:value-type="float">
            <text:p>0.040755</text:p>
          </table:table-cell>
          <table:table-cell office:value-type="float" office:value="1" calcext:value-type="float">
            <text:p>1</text:p>
          </table:table-cell>
          <table:table-cell office:value-type="float" office:value="7.0245" calcext:value-type="float">
            <text:p>7.0245</text:p>
          </table:table-cell>
          <table:table-cell office:value-type="float" office:value="14.705" calcext:value-type="float">
            <text:p>14.705</text:p>
          </table:table-cell>
          <table:table-cell table:formula="of:=([.K72]-12)/4.5" office:value-type="float" office:value="0.601111111111111" calcext:value-type="float">
            <text:p>0.6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8591" calcext:value-type="float">
            <text:p>-7.8591</text:p>
          </table:table-cell>
          <table:table-cell office:value-type="float" office:value="3.7787" calcext:value-type="float">
            <text:p>3.7787</text:p>
          </table:table-cell>
          <table:table-cell table:formula="of:=[.B73]/[.$B$2]" office:value-type="float" office:value="0.387646443300027" calcext:value-type="float">
            <text:p>0.387646443300027</text:p>
          </table:table-cell>
          <table:table-cell office:value-type="float" office:value="0.30331" calcext:value-type="float">
            <text:p>0.30331</text:p>
          </table:table-cell>
          <table:table-cell office:value-type="float" office:value="0.2454" calcext:value-type="float">
            <text:p>0.2454</text:p>
          </table:table-cell>
          <table:table-cell office:value-type="float" office:value="4.6284" calcext:value-type="float">
            <text:p>4.6284</text:p>
          </table:table-cell>
          <table:table-cell office:value-type="float" office:value="0.29568" calcext:value-type="float">
            <text:p>0.29568</text:p>
          </table:table-cell>
          <table:table-cell office:value-type="float" office:value="0.020988" calcext:value-type="float">
            <text:p>0.020988</text:p>
          </table:table-cell>
          <table:table-cell office:value-type="float" office:value="1" calcext:value-type="float">
            <text:p>1</text:p>
          </table:table-cell>
          <table:table-cell office:value-type="float" office:value="7.1248" calcext:value-type="float">
            <text:p>7.1248</text:p>
          </table:table-cell>
          <table:table-cell office:value-type="float" office:value="14.805" calcext:value-type="float">
            <text:p>14.805</text:p>
          </table:table-cell>
          <table:table-cell table:formula="of:=([.K73]-12)/4.5" office:value-type="float" office:value="0.623333333333333" calcext:value-type="float">
            <text:p>0.62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7194" calcext:value-type="float">
            <text:p>-7.7194</text:p>
          </table:table-cell>
          <table:table-cell office:value-type="float" office:value="3.7616" calcext:value-type="float">
            <text:p>3.7616</text:p>
          </table:table-cell>
          <table:table-cell table:formula="of:=[.B74]/[.$B$2]" office:value-type="float" office:value="0.38589220131722" calcext:value-type="float">
            <text:p>0.38589220131722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4.6541" calcext:value-type="float">
            <text:p>4.6541</text:p>
          </table:table-cell>
          <table:table-cell office:value-type="float" office:value="0.29449" calcext:value-type="float">
            <text:p>0.29449</text:p>
          </table:table-cell>
          <table:table-cell office:value-type="float" office:value="0.0020398" calcext:value-type="float">
            <text:p>0.0020398</text:p>
          </table:table-cell>
          <table:table-cell office:value-type="float" office:value="1" calcext:value-type="float">
            <text:p>1</text:p>
          </table:table-cell>
          <table:table-cell office:value-type="float" office:value="7.2252" calcext:value-type="float">
            <text:p>7.2252</text:p>
          </table:table-cell>
          <table:table-cell office:value-type="float" office:value="14.905" calcext:value-type="float">
            <text:p>14.905</text:p>
          </table:table-cell>
          <table:table-cell table:formula="of:=([.K74]-12)/4.5" office:value-type="float" office:value="0.645555555555555" calcext:value-type="float">
            <text:p>0.64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5874" calcext:value-type="float">
            <text:p>-7.5874</text:p>
          </table:table-cell>
          <table:table-cell office:value-type="float" office:value="3.7459" calcext:value-type="float">
            <text:p>3.7459</text:p>
          </table:table-cell>
          <table:table-cell table:formula="of:=[.B75]/[.$B$2]" office:value-type="float" office:value="0.384281581485053" calcext:value-type="float">
            <text:p>0.384281581485053</text:p>
          </table:table-cell>
          <table:table-cell office:value-type="float" office:value="0.30551" calcext:value-type="float">
            <text:p>0.30551</text:p>
          </table:table-cell>
          <table:table-cell office:value-type="float" office:value="0.22219" calcext:value-type="float">
            <text:p>0.22219</text:p>
          </table:table-cell>
          <table:table-cell office:value-type="float" office:value="4.6806" calcext:value-type="float">
            <text:p>4.6806</text:p>
          </table:table-cell>
          <table:table-cell office:value-type="float" office:value="0.29311" calcext:value-type="float">
            <text:p>0.29311</text:p>
          </table:table-cell>
          <table:table-cell office:value-type="float" office:value="-0.015407" calcext:value-type="float">
            <text:p>-0.015407</text:p>
          </table:table-cell>
          <table:table-cell office:value-type="float" office:value="1" calcext:value-type="float">
            <text:p>1</text:p>
          </table:table-cell>
          <table:table-cell office:value-type="float" office:value="7.3256" calcext:value-type="float">
            <text:p>7.3256</text:p>
          </table:table-cell>
          <table:table-cell office:value-type="float" office:value="15.006" calcext:value-type="float">
            <text:p>15.006</text:p>
          </table:table-cell>
          <table:table-cell table:formula="of:=([.K75]-12)/4.5" office:value-type="float" office:value="0.668" calcext:value-type="float">
            <text:p>0.6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4636" calcext:value-type="float">
            <text:p>-7.4636</text:p>
          </table:table-cell>
          <table:table-cell office:value-type="float" office:value="3.7301" calcext:value-type="float">
            <text:p>3.7301</text:p>
          </table:table-cell>
          <table:table-cell table:formula="of:=[.B76]/[.$B$2]" office:value-type="float" office:value="0.38266070292784" calcext:value-type="float">
            <text:p>0.38266070292784</text:p>
          </table:table-cell>
          <table:table-cell office:value-type="float" office:value="0.30691" calcext:value-type="float">
            <text:p>0.30691</text:p>
          </table:table-cell>
          <table:table-cell office:value-type="float" office:value="0.21154" calcext:value-type="float">
            <text:p>0.21154</text:p>
          </table:table-cell>
          <table:table-cell office:value-type="float" office:value="4.7108" calcext:value-type="float">
            <text:p>4.7108</text:p>
          </table:table-cell>
          <table:table-cell office:value-type="float" office:value="0.29163" calcext:value-type="float">
            <text:p>0.29163</text:p>
          </table:table-cell>
          <table:table-cell office:value-type="float" office:value="-0.032144" calcext:value-type="float">
            <text:p>-0.032144</text:p>
          </table:table-cell>
          <table:table-cell office:value-type="float" office:value="1" calcext:value-type="float">
            <text:p>1</text:p>
          </table:table-cell>
          <table:table-cell office:value-type="float" office:value="7.4259" calcext:value-type="float">
            <text:p>7.4259</text:p>
          </table:table-cell>
          <table:table-cell office:value-type="float" office:value="15.106" calcext:value-type="float">
            <text:p>15.106</text:p>
          </table:table-cell>
          <table:table-cell table:formula="of:=([.K76]-12)/4.5" office:value-type="float" office:value="0.690222222222222" calcext:value-type="float">
            <text:p>0.6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3438" calcext:value-type="float">
            <text:p>-7.3438</text:p>
          </table:table-cell>
          <table:table-cell office:value-type="float" office:value="3.7147" calcext:value-type="float">
            <text:p>3.7147</text:p>
          </table:table-cell>
          <table:table-cell table:formula="of:=[.B77]/[.$B$2]" office:value-type="float" office:value="0.38108085927081" calcext:value-type="float">
            <text:p>0.38108085927081</text:p>
          </table:table-cell>
          <table:table-cell office:value-type="float" office:value="0.30839" calcext:value-type="float">
            <text:p>0.30839</text:p>
          </table:table-cell>
          <table:table-cell office:value-type="float" office:value="0.20128" calcext:value-type="float">
            <text:p>0.20128</text:p>
          </table:table-cell>
          <table:table-cell office:value-type="float" office:value="4.7422" calcext:value-type="float">
            <text:p>4.7422</text:p>
          </table:table-cell>
          <table:table-cell office:value-type="float" office:value="0.29009" calcext:value-type="float">
            <text:p>0.29009</text:p>
          </table:table-cell>
          <table:table-cell office:value-type="float" office:value="-0.04827" calcext:value-type="float">
            <text:p>-0.04827</text:p>
          </table:table-cell>
          <table:table-cell office:value-type="float" office:value="1" calcext:value-type="float">
            <text:p>1</text:p>
          </table:table-cell>
          <table:table-cell office:value-type="float" office:value="7.5263" calcext:value-type="float">
            <text:p>7.5263</text:p>
          </table:table-cell>
          <table:table-cell office:value-type="float" office:value="15.206" calcext:value-type="float">
            <text:p>15.206</text:p>
          </table:table-cell>
          <table:table-cell table:formula="of:=([.K77]-12)/4.5" office:value-type="float" office:value="0.712444444444444" calcext:value-type="float">
            <text:p>0.71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231" calcext:value-type="float">
            <text:p>-7.231</text:p>
          </table:table-cell>
          <table:table-cell office:value-type="float" office:value="3.7008" calcext:value-type="float">
            <text:p>3.7008</text:p>
          </table:table-cell>
          <table:table-cell table:formula="of:=[.B78]/[.$B$2]" office:value-type="float" office:value="0.379654896489464" calcext:value-type="float">
            <text:p>0.379654896489464</text:p>
          </table:table-cell>
          <table:table-cell office:value-type="float" office:value="0.31004" calcext:value-type="float">
            <text:p>0.31004</text:p>
          </table:table-cell>
          <table:table-cell office:value-type="float" office:value="0.19197" calcext:value-type="float">
            <text:p>0.19197</text:p>
          </table:table-cell>
          <table:table-cell office:value-type="float" office:value="4.7742" calcext:value-type="float">
            <text:p>4.7742</text:p>
          </table:table-cell>
          <table:table-cell office:value-type="float" office:value="0.28833" calcext:value-type="float">
            <text:p>0.28833</text:p>
          </table:table-cell>
          <table:table-cell office:value-type="float" office:value="-0.063019" calcext:value-type="float">
            <text:p>-0.063019</text:p>
          </table:table-cell>
          <table:table-cell office:value-type="float" office:value="1" calcext:value-type="float">
            <text:p>1</text:p>
          </table:table-cell>
          <table:table-cell office:value-type="float" office:value="7.6266" calcext:value-type="float">
            <text:p>7.6266</text:p>
          </table:table-cell>
          <table:table-cell office:value-type="float" office:value="15.307" calcext:value-type="float">
            <text:p>15.307</text:p>
          </table:table-cell>
          <table:table-cell table:formula="of:=([.K78]-12)/4.5" office:value-type="float" office:value="0.734888888888889" calcext:value-type="float">
            <text:p>0.7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123" calcext:value-type="float">
            <text:p>-7.123</text:p>
          </table:table-cell>
          <table:table-cell office:value-type="float" office:value="3.687" calcext:value-type="float">
            <text:p>3.687</text:p>
          </table:table-cell>
          <table:table-cell table:formula="of:=[.B79]/[.$B$2]" office:value-type="float" office:value="0.378239192433164" calcext:value-type="float">
            <text:p>0.378239192433164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18297" calcext:value-type="float">
            <text:p>0.18297</text:p>
          </table:table-cell>
          <table:table-cell office:value-type="float" office:value="4.8092" calcext:value-type="float">
            <text:p>4.8092</text:p>
          </table:table-cell>
          <table:table-cell office:value-type="float" office:value="0.28654" calcext:value-type="float">
            <text:p>0.28654</text:p>
          </table:table-cell>
          <table:table-cell office:value-type="float" office:value="-0.07741" calcext:value-type="float">
            <text:p>-0.07741</text:p>
          </table:table-cell>
          <table:table-cell office:value-type="float" office:value="1" calcext:value-type="float">
            <text:p>1</text:p>
          </table:table-cell>
          <table:table-cell office:value-type="float" office:value="7.727" calcext:value-type="float">
            <text:p>7.727</text:p>
          </table:table-cell>
          <table:table-cell office:value-type="float" office:value="15.407" calcext:value-type="float">
            <text:p>15.407</text:p>
          </table:table-cell>
          <table:table-cell table:formula="of:=([.K79]-12)/4.5" office:value-type="float" office:value="0.757111111111111" calcext:value-type="float">
            <text:p>0.7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0183" calcext:value-type="float">
            <text:p>-7.0183</text:p>
          </table:table-cell>
          <table:table-cell office:value-type="float" office:value="3.674" calcext:value-type="float">
            <text:p>3.674</text:p>
          </table:table-cell>
          <table:table-cell table:formula="of:=[.B80]/[.$B$2]" office:value-type="float" office:value="0.37690555817723" calcext:value-type="float">
            <text:p>0.37690555817723</text:p>
          </table:table-cell>
          <table:table-cell office:value-type="float" office:value="0.31341" calcext:value-type="float">
            <text:p>0.31341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4.8445" calcext:value-type="float">
            <text:p>4.8445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-0.091135" calcext:value-type="float">
            <text:p>-0.091135</text:p>
          </table:table-cell>
          <table:table-cell office:value-type="float" office:value="1" calcext:value-type="float">
            <text:p>1</text:p>
          </table:table-cell>
          <table:table-cell office:value-type="float" office:value="7.8273" calcext:value-type="float">
            <text:p>7.8273</text:p>
          </table:table-cell>
          <table:table-cell office:value-type="float" office:value="15.507" calcext:value-type="float">
            <text:p>15.507</text:p>
          </table:table-cell>
          <table:table-cell table:formula="of:=([.K80]-12)/4.5" office:value-type="float" office:value="0.779333333333333" calcext:value-type="float">
            <text:p>0.779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9197" calcext:value-type="float">
            <text:p>-6.9197</text:p>
          </table:table-cell>
          <table:table-cell office:value-type="float" office:value="3.6621" calcext:value-type="float">
            <text:p>3.6621</text:p>
          </table:table-cell>
          <table:table-cell table:formula="of:=[.B81]/[.$B$2]" office:value-type="float" office:value="0.375684769896797" calcext:value-type="float">
            <text:p>0.375684769896797</text:p>
          </table:table-cell>
          <table:table-cell office:value-type="float" office:value="0.31515" calcext:value-type="float">
            <text:p>0.31515</text:p>
          </table:table-cell>
          <table:table-cell office:value-type="float" office:value="0.16664" calcext:value-type="float">
            <text:p>0.16664</text:p>
          </table:table-cell>
          <table:table-cell office:value-type="float" office:value="4.882" calcext:value-type="float">
            <text:p>4.882</text:p>
          </table:table-cell>
          <table:table-cell office:value-type="float" office:value="0.28261" calcext:value-type="float">
            <text:p>0.28261</text:p>
          </table:table-cell>
          <table:table-cell office:value-type="float" office:value="-0.10394" calcext:value-type="float">
            <text:p>-0.10394</text:p>
          </table:table-cell>
          <table:table-cell office:value-type="float" office:value="1" calcext:value-type="float">
            <text:p>1</text:p>
          </table:table-cell>
          <table:table-cell office:value-type="float" office:value="7.9276" calcext:value-type="float">
            <text:p>7.9276</text:p>
          </table:table-cell>
          <table:table-cell office:value-type="float" office:value="15.608" calcext:value-type="float">
            <text:p>15.608</text:p>
          </table:table-cell>
          <table:table-cell table:formula="of:=([.K81]-12)/4.5" office:value-type="float" office:value="0.801777777777778" calcext:value-type="float">
            <text:p>0.8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8235" calcext:value-type="float">
            <text:p>-6.8235</text:p>
          </table:table-cell>
          <table:table-cell office:value-type="float" office:value="3.6506" calcext:value-type="float">
            <text:p>3.6506</text:p>
          </table:table-cell>
          <table:table-cell table:formula="of:=[.B82]/[.$B$2]" office:value-type="float" office:value="0.374505016516547" calcext:value-type="float">
            <text:p>0.374505016516547</text:p>
          </table:table-cell>
          <table:table-cell office:value-type="float" office:value="0.31688" calcext:value-type="float">
            <text:p>0.31688</text:p>
          </table:table-cell>
          <table:table-cell office:value-type="float" office:value="0.15901" calcext:value-type="float">
            <text:p>0.15901</text:p>
          </table:table-cell>
          <table:table-cell office:value-type="float" office:value="4.9211" calcext:value-type="float">
            <text:p>4.9211</text:p>
          </table:table-cell>
          <table:table-cell office:value-type="float" office:value="0.28055" calcext:value-type="float">
            <text:p>0.28055</text:p>
          </table:table-cell>
          <table:table-cell office:value-type="float" office:value="-0.11652" calcext:value-type="float">
            <text:p>-0.11652</text:p>
          </table:table-cell>
          <table:table-cell office:value-type="float" office:value="1" calcext:value-type="float">
            <text:p>1</text:p>
          </table:table-cell>
          <table:table-cell office:value-type="float" office:value="8.028" calcext:value-type="float">
            <text:p>8.028</text:p>
          </table:table-cell>
          <table:table-cell office:value-type="float" office:value="15.708" calcext:value-type="float">
            <text:p>15.708</text:p>
          </table:table-cell>
          <table:table-cell table:formula="of:=([.K82]-12)/4.5" office:value-type="float" office:value="0.824" calcext:value-type="float">
            <text:p>0.8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7313" calcext:value-type="float">
            <text:p>-6.7313</text:p>
          </table:table-cell>
          <table:table-cell office:value-type="float" office:value="3.6401" calcext:value-type="float">
            <text:p>3.6401</text:p>
          </table:table-cell>
          <table:table-cell table:formula="of:=[.B83]/[.$B$2]" office:value-type="float" office:value="0.373427850386754" calcext:value-type="float">
            <text:p>0.373427850386754</text:p>
          </table:table-cell>
          <table:table-cell office:value-type="float" office:value="0.31867" calcext:value-type="float">
            <text:p>0.31867</text:p>
          </table:table-cell>
          <table:table-cell office:value-type="float" office:value="0.15211" calcext:value-type="float">
            <text:p>0.15211</text:p>
          </table:table-cell>
          <table:table-cell office:value-type="float" office:value="4.9599" calcext:value-type="float">
            <text:p>4.9599</text:p>
          </table:table-cell>
          <table:table-cell office:value-type="float" office:value="0.27831" calcext:value-type="float">
            <text:p>0.27831</text:p>
          </table:table-cell>
          <table:table-cell office:value-type="float" office:value="-0.12821" calcext:value-type="float">
            <text:p>-0.12821</text:p>
          </table:table-cell>
          <table:table-cell office:value-type="float" office:value="1" calcext:value-type="float">
            <text:p>1</text:p>
          </table:table-cell>
          <table:table-cell office:value-type="float" office:value="8.1283" calcext:value-type="float">
            <text:p>8.1283</text:p>
          </table:table-cell>
          <table:table-cell office:value-type="float" office:value="15.808" calcext:value-type="float">
            <text:p>15.808</text:p>
          </table:table-cell>
          <table:table-cell table:formula="of:=([.K83]-12)/4.5" office:value-type="float" office:value="0.846222222222222" calcext:value-type="float">
            <text:p>0.846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6427" calcext:value-type="float">
            <text:p>-6.6427</text:p>
          </table:table-cell>
          <table:table-cell office:value-type="float" office:value="3.6303" calcext:value-type="float">
            <text:p>3.6303</text:p>
          </table:table-cell>
          <table:table-cell table:formula="of:=[.B84]/[.$B$2]" office:value-type="float" office:value="0.37242249533228" calcext:value-type="float">
            <text:p>0.37242249533228</text:p>
          </table:table-cell>
          <table:table-cell office:value-type="float" office:value="0.32043" calcext:value-type="float">
            <text:p>0.32043</text:p>
          </table:table-cell>
          <table:table-cell office:value-type="float" office:value="0.14544" calcext:value-type="float">
            <text:p>0.14544</text:p>
          </table:table-cell>
          <table:table-cell office:value-type="float" office:value="5.0018" calcext:value-type="float">
            <text:p>5.0018</text:p>
          </table:table-cell>
          <table:table-cell office:value-type="float" office:value="0.27605" calcext:value-type="float">
            <text:p>0.27605</text:p>
          </table:table-cell>
          <table:table-cell office:value-type="float" office:value="-0.13962" calcext:value-type="float">
            <text:p>-0.13962</text:p>
          </table:table-cell>
          <table:table-cell office:value-type="float" office:value="1" calcext:value-type="float">
            <text:p>1</text:p>
          </table:table-cell>
          <table:table-cell office:value-type="float" office:value="8.2287" calcext:value-type="float">
            <text:p>8.2287</text:p>
          </table:table-cell>
          <table:table-cell office:value-type="float" office:value="15.909" calcext:value-type="float">
            <text:p>15.909</text:p>
          </table:table-cell>
          <table:table-cell table:formula="of:=([.K84]-12)/4.5" office:value-type="float" office:value="0.868666666666667" calcext:value-type="float">
            <text:p>0.8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5561" calcext:value-type="float">
            <text:p>-6.5561</text:p>
          </table:table-cell>
          <table:table-cell office:value-type="float" office:value="3.6209" calcext:value-type="float">
            <text:p>3.6209</text:p>
          </table:table-cell>
          <table:table-cell table:formula="of:=[.B85]/[.$B$2]" office:value-type="float" office:value="0.371458175177989" calcext:value-type="float">
            <text:p>0.371458175177989</text:p>
          </table:table-cell>
          <table:table-cell office:value-type="float" office:value="0.32223" calcext:value-type="float">
            <text:p>0.32223</text:p>
          </table:table-cell>
          <table:table-cell office:value-type="float" office:value="0.13916" calcext:value-type="float">
            <text:p>0.13916</text:p>
          </table:table-cell>
          <table:table-cell office:value-type="float" office:value="5.0435" calcext:value-type="float">
            <text:p>5.0435</text:p>
          </table:table-cell>
          <table:table-cell office:value-type="float" office:value="0.27369" calcext:value-type="float">
            <text:p>0.27369</text:p>
          </table:table-cell>
          <table:table-cell office:value-type="float" office:value="-0.15058" calcext:value-type="float">
            <text:p>-0.15058</text:p>
          </table:table-cell>
          <table:table-cell office:value-type="float" office:value="1" calcext:value-type="float">
            <text:p>1</text:p>
          </table:table-cell>
          <table:table-cell office:value-type="float" office:value="8.3291" calcext:value-type="float">
            <text:p>8.3291</text:p>
          </table:table-cell>
          <table:table-cell office:value-type="float" office:value="16.009" calcext:value-type="float">
            <text:p>16.009</text:p>
          </table:table-cell>
          <table:table-cell table:formula="of:=([.K85]-12)/4.5" office:value-type="float" office:value="0.890888888888889" calcext:value-type="float">
            <text:p>0.8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4738" calcext:value-type="float">
            <text:p>-6.4738</text:p>
          </table:table-cell>
          <table:table-cell office:value-type="float" office:value="3.6125" calcext:value-type="float">
            <text:p>3.6125</text:p>
          </table:table-cell>
          <table:table-cell table:formula="of:=[.B86]/[.$B$2]" office:value-type="float" office:value="0.370596442274154" calcext:value-type="float">
            <text:p>0.370596442274154</text:p>
          </table:table-cell>
          <table:table-cell office:value-type="float" office:value="0.32404" calcext:value-type="float">
            <text:p>0.32404</text:p>
          </table:table-cell>
          <table:table-cell office:value-type="float" office:value="0.13343" calcext:value-type="float">
            <text:p>0.13343</text:p>
          </table:table-cell>
          <table:table-cell office:value-type="float" office:value="5.0871" calcext:value-type="float">
            <text:p>5.0871</text:p>
          </table:table-cell>
          <table:table-cell office:value-type="float" office:value="0.27121" calcext:value-type="float">
            <text:p>0.27121</text:p>
          </table:table-cell>
          <table:table-cell office:value-type="float" office:value="-0.16092" calcext:value-type="float">
            <text:p>-0.16092</text:p>
          </table:table-cell>
          <table:table-cell office:value-type="float" office:value="1" calcext:value-type="float">
            <text:p>1</text:p>
          </table:table-cell>
          <table:table-cell office:value-type="float" office:value="8.4294" calcext:value-type="float">
            <text:p>8.4294</text:p>
          </table:table-cell>
          <table:table-cell office:value-type="float" office:value="16.109" calcext:value-type="float">
            <text:p>16.109</text:p>
          </table:table-cell>
          <table:table-cell table:formula="of:=([.K86]-12)/4.5" office:value-type="float" office:value="0.913111111111112" calcext:value-type="float">
            <text:p>0.91311111111111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393" calcext:value-type="float">
            <text:p>-6.393</text:p>
          </table:table-cell>
          <table:table-cell office:value-type="float" office:value="3.6046" calcext:value-type="float">
            <text:p>3.6046</text:p>
          </table:table-cell>
          <table:table-cell table:formula="of:=[.B87]/[.$B$2]" office:value-type="float" office:value="0.369786002995548" calcext:value-type="float">
            <text:p>0.369786002995548</text:p>
          </table:table-cell>
          <table:table-cell office:value-type="float" office:value="0.32584" calcext:value-type="float">
            <text:p>0.32584</text:p>
          </table:table-cell>
          <table:table-cell office:value-type="float" office:value="0.1278" calcext:value-type="float">
            <text:p>0.1278</text:p>
          </table:table-cell>
          <table:table-cell office:value-type="float" office:value="5.1321" calcext:value-type="float">
            <text:p>5.1321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-0.17114" calcext:value-type="float">
            <text:p>-0.17114</text:p>
          </table:table-cell>
          <table:table-cell office:value-type="float" office:value="1" calcext:value-type="float">
            <text:p>1</text:p>
          </table:table-cell>
          <table:table-cell office:value-type="float" office:value="8.5297" calcext:value-type="float">
            <text:p>8.5297</text:p>
          </table:table-cell>
          <table:table-cell office:value-type="float" office:value="16.21" calcext:value-type="float">
            <text:p>16.21</text:p>
          </table:table-cell>
          <table:table-cell table:formula="of:=([.K87]-12)/4.5" office:value-type="float" office:value="0.935555555555556" calcext:value-type="float">
            <text:p>0.935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3156" calcext:value-type="float">
            <text:p>-6.3156</text:p>
          </table:table-cell>
          <table:table-cell office:value-type="float" office:value="3.5971" calcext:value-type="float">
            <text:p>3.5971</text:p>
          </table:table-cell>
          <table:table-cell table:formula="of:=[.B88]/[.$B$2]" office:value-type="float" office:value="0.369016598617124" calcext:value-type="float">
            <text:p>0.369016598617124</text:p>
          </table:table-cell>
          <table:table-cell office:value-type="float" office:value="0.32773" calcext:value-type="float">
            <text:p>0.32773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5.1765" calcext:value-type="float">
            <text:p>5.1765</text:p>
          </table:table-cell>
          <table:table-cell office:value-type="float" office:value="0.26605" calcext:value-type="float">
            <text:p>0.26605</text:p>
          </table:table-cell>
          <table:table-cell office:value-type="float" office:value="-0.18065" calcext:value-type="float">
            <text:p>-0.18065</text:p>
          </table:table-cell>
          <table:table-cell office:value-type="float" office:value="1" calcext:value-type="float">
            <text:p>1</text:p>
          </table:table-cell>
          <table:table-cell office:value-type="float" office:value="8.6301" calcext:value-type="float">
            <text:p>8.6301</text:p>
          </table:table-cell>
          <table:table-cell office:value-type="float" office:value="16.31" calcext:value-type="float">
            <text:p>16.31</text:p>
          </table:table-cell>
          <table:table-cell table:formula="of:=([.K88]-12)/4.5" office:value-type="float" office:value="0.957777777777777" calcext:value-type="float">
            <text:p>0.95777777777777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2402" calcext:value-type="float">
            <text:p>-6.2402</text:p>
          </table:table-cell>
          <table:table-cell office:value-type="float" office:value="3.5904" calcext:value-type="float">
            <text:p>3.5904</text:p>
          </table:table-cell>
          <table:table-cell table:formula="of:=[.B89]/[.$B$2]" office:value-type="float" office:value="0.368329264039065" calcext:value-type="float">
            <text:p>0.368329264039065</text:p>
          </table:table-cell>
          <table:table-cell office:value-type="float" office:value="0.32955" calcext:value-type="float">
            <text:p>0.32955</text:p>
          </table:table-cell>
          <table:table-cell office:value-type="float" office:value="0.118" calcext:value-type="float">
            <text:p>0.118</text:p>
          </table:table-cell>
          <table:table-cell office:value-type="float" office:value="5.2238" calcext:value-type="float">
            <text:p>5.2238</text:p>
          </table:table-cell>
          <table:table-cell office:value-type="float" office:value="0.26338" calcext:value-type="float">
            <text:p>0.26338</text:p>
          </table:table-cell>
          <table:table-cell office:value-type="float" office:value="-0.19008" calcext:value-type="float">
            <text:p>-0.19008</text:p>
          </table:table-cell>
          <table:table-cell office:value-type="float" office:value="1" calcext:value-type="float">
            <text:p>1</text:p>
          </table:table-cell>
          <table:table-cell office:value-type="float" office:value="8.7304" calcext:value-type="float">
            <text:p>8.7304</text:p>
          </table:table-cell>
          <table:table-cell office:value-type="float" office:value="16.41" calcext:value-type="float">
            <text:p>16.41</text:p>
          </table:table-cell>
          <table:table-cell table:formula="of:=([.K89]-12)/4.5" office:value-type="float" office:value="0.98" calcext:value-type="float">
            <text:p>0.9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1668" calcext:value-type="float">
            <text:p>-6.1668</text:p>
          </table:table-cell>
          <table:table-cell office:value-type="float" office:value="3.5837" calcext:value-type="float">
            <text:p>3.5837</text:p>
          </table:table-cell>
          <table:table-cell table:formula="of:=[.B90]/[.$B$2]" office:value-type="float" office:value="0.367641929461007" calcext:value-type="float">
            <text:p>0.367641929461007</text:p>
          </table:table-cell>
          <table:table-cell office:value-type="float" office:value="0.33147" calcext:value-type="float">
            <text:p>0.33147</text:p>
          </table:table-cell>
          <table:table-cell office:value-type="float" office:value="0.11367" calcext:value-type="float">
            <text:p>0.11367</text:p>
          </table:table-cell>
          <table:table-cell office:value-type="float" office:value="5.2698" calcext:value-type="float">
            <text:p>5.2698</text:p>
          </table:table-cell>
          <table:table-cell office:value-type="float" office:value="0.26055" calcext:value-type="float">
            <text:p>0.2605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" calcext:value-type="float">
            <text:p>1</text:p>
          </table:table-cell>
          <table:table-cell office:value-type="float" office:value="8.8308" calcext:value-type="float">
            <text:p>8.8308</text:p>
          </table:table-cell>
          <table:table-cell office:value-type="float" office:value="16.511" calcext:value-type="float">
            <text:p>16.511</text:p>
          </table:table-cell>
          <table:table-cell table:formula="of:=([.K90]-12)/4.5" office:value-type="float" office:value="1.00244444444444" calcext:value-type="float">
            <text:p>1.002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096" calcext:value-type="float">
            <text:p>-6.096</text:p>
          </table:table-cell>
          <table:table-cell office:value-type="float" office:value="3.5781" calcext:value-type="float">
            <text:p>3.5781</text:p>
          </table:table-cell>
          <table:table-cell table:formula="of:=[.B91]/[.$B$2]" office:value-type="float" office:value="0.36706744085845" calcext:value-type="float">
            <text:p>0.3670674408584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0951" calcext:value-type="float">
            <text:p>0.10951</text:p>
          </table:table-cell>
          <table:table-cell office:value-type="float" office:value="5.3191" calcext:value-type="float">
            <text:p>5.3191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-0.20775" calcext:value-type="float">
            <text:p>-0.20775</text:p>
          </table:table-cell>
          <table:table-cell office:value-type="float" office:value="1" calcext:value-type="float">
            <text:p>1</text:p>
          </table:table-cell>
          <table:table-cell office:value-type="float" office:value="8.9312" calcext:value-type="float">
            <text:p>8.9312</text:p>
          </table:table-cell>
          <table:table-cell office:value-type="float" office:value="16.611" calcext:value-type="float">
            <text:p>16.611</text:p>
          </table:table-cell>
          <table:table-cell table:formula="of:=([.K91]-12)/4.5" office:value-type="float" office:value="1.02466666666667" calcext:value-type="float">
            <text:p>1.024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0264" calcext:value-type="float">
            <text:p>-6.0264</text:p>
          </table:table-cell>
          <table:table-cell office:value-type="float" office:value="3.5722" calcext:value-type="float">
            <text:p>3.5722</text:p>
          </table:table-cell>
          <table:table-cell table:formula="of:=[.B92]/[.$B$2]" office:value-type="float" office:value="0.366462176080757" calcext:value-type="float">
            <text:p>0.366462176080757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10573" calcext:value-type="float">
            <text:p>0.10573</text:p>
          </table:table-cell>
          <table:table-cell office:value-type="float" office:value="5.3672" calcext:value-type="float">
            <text:p>5.3672</text:p>
          </table:table-cell>
          <table:table-cell office:value-type="float" office:value="0.25476" calcext:value-type="float">
            <text:p>0.25476</text:p>
          </table:table-cell>
          <table:table-cell office:value-type="float" office:value="-0.21619" calcext:value-type="float">
            <text:p>-0.21619</text:p>
          </table:table-cell>
          <table:table-cell office:value-type="float" office:value="1" calcext:value-type="float">
            <text:p>1</text:p>
          </table:table-cell>
          <table:table-cell office:value-type="float" office:value="9.0315" calcext:value-type="float">
            <text:p>9.0315</text:p>
          </table:table-cell>
          <table:table-cell office:value-type="float" office:value="16.712" calcext:value-type="float">
            <text:p>16.712</text:p>
          </table:table-cell>
          <table:table-cell table:formula="of:=([.K92]-12)/4.5" office:value-type="float" office:value="1.04711111111111" calcext:value-type="float">
            <text:p>1.0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9597" calcext:value-type="float">
            <text:p>-5.9597</text:p>
          </table:table-cell>
          <table:table-cell office:value-type="float" office:value="3.5674" calcext:value-type="float">
            <text:p>3.5674</text:p>
          </table:table-cell>
          <table:table-cell table:formula="of:=[.B93]/[.$B$2]" office:value-type="float" office:value="0.365969757278565" calcext:value-type="float">
            <text:p>0.365969757278565</text:p>
          </table:table-cell>
          <table:table-cell office:value-type="float" office:value="0.33707" calcext:value-type="float">
            <text:p>0.33707</text:p>
          </table:table-cell>
          <table:table-cell office:value-type="float" office:value="0.10239" calcext:value-type="float">
            <text:p>0.10239</text:p>
          </table:table-cell>
          <table:table-cell office:value-type="float" office:value="5.4179" calcext:value-type="float">
            <text:p>5.4179</text:p>
          </table:table-cell>
          <table:table-cell office:value-type="float" office:value="0.25173" calcext:value-type="float">
            <text:p>0.25173</text:p>
          </table:table-cell>
          <table:table-cell office:value-type="float" office:value="-0.22434" calcext:value-type="float">
            <text:p>-0.22434</text:p>
          </table:table-cell>
          <table:table-cell office:value-type="float" office:value="1" calcext:value-type="float">
            <text:p>1</text:p>
          </table:table-cell>
          <table:table-cell office:value-type="float" office:value="9.1318" calcext:value-type="float">
            <text:p>9.1318</text:p>
          </table:table-cell>
          <table:table-cell office:value-type="float" office:value="16.812" calcext:value-type="float">
            <text:p>16.812</text:p>
          </table:table-cell>
          <table:table-cell table:formula="of:=([.K93]-12)/4.5" office:value-type="float" office:value="1.06933333333333" calcext:value-type="float">
            <text:p>1.069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8936" calcext:value-type="float">
            <text:p>-5.8936</text:p>
          </table:table-cell>
          <table:table-cell office:value-type="float" office:value="3.563" calcext:value-type="float">
            <text:p>3.563</text:p>
          </table:table-cell>
          <table:table-cell table:formula="of:=[.B94]/[.$B$2]" office:value-type="float" office:value="0.365518373376557" calcext:value-type="float">
            <text:p>0.365518373376557</text:p>
          </table:table-cell>
          <table:table-cell office:value-type="float" office:value="0.33894" calcext:value-type="float">
            <text:p>0.33894</text:p>
          </table:table-cell>
          <table:table-cell office:value-type="float" office:value="0.099142" calcext:value-type="float">
            <text:p>0.099142</text:p>
          </table:table-cell>
          <table:table-cell office:value-type="float" office:value="5.4694" calcext:value-type="float">
            <text:p>5.4694</text:p>
          </table:table-cell>
          <table:table-cell office:value-type="float" office:value="0.2487" calcext:value-type="float">
            <text:p>0.2487</text:p>
          </table:table-cell>
          <table:table-cell office:value-type="float" office:value="-0.23243" calcext:value-type="float">
            <text:p>-0.23243</text:p>
          </table:table-cell>
          <table:table-cell office:value-type="float" office:value="1" calcext:value-type="float">
            <text:p>1</text:p>
          </table:table-cell>
          <table:table-cell office:value-type="float" office:value="9.2322" calcext:value-type="float">
            <text:p>9.2322</text:p>
          </table:table-cell>
          <table:table-cell office:value-type="float" office:value="16.912" calcext:value-type="float">
            <text:p>16.912</text:p>
          </table:table-cell>
          <table:table-cell table:formula="of:=([.K94]-12)/4.5" office:value-type="float" office:value="1.09155555555556" calcext:value-type="float">
            <text:p>1.091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8301" calcext:value-type="float">
            <text:p>-5.8301</text:p>
          </table:table-cell>
          <table:table-cell office:value-type="float" office:value="3.5581" calcext:value-type="float">
            <text:p>3.5581</text:p>
          </table:table-cell>
          <table:table-cell table:formula="of:=[.B95]/[.$B$2]" office:value-type="float" office:value="0.36501569584932" calcext:value-type="float">
            <text:p>0.36501569584932</text:p>
          </table:table-cell>
          <table:table-cell office:value-type="float" office:value="0.34087" calcext:value-type="float">
            <text:p>0.34087</text:p>
          </table:table-cell>
          <table:table-cell office:value-type="float" office:value="0.096831" calcext:value-type="float">
            <text:p>0.096831</text:p>
          </table:table-cell>
          <table:table-cell office:value-type="float" office:value="5.52" calcext:value-type="float">
            <text:p>5.52</text:p>
          </table:table-cell>
          <table:table-cell office:value-type="float" office:value="0.24542" calcext:value-type="float">
            <text:p>0.24542</text:p>
          </table:table-cell>
          <table:table-cell office:value-type="float" office:value="-0.23998" calcext:value-type="float">
            <text:p>-0.23998</text:p>
          </table:table-cell>
          <table:table-cell office:value-type="float" office:value="1" calcext:value-type="float">
            <text:p>1</text:p>
          </table:table-cell>
          <table:table-cell office:value-type="float" office:value="9.3326" calcext:value-type="float">
            <text:p>9.3326</text:p>
          </table:table-cell>
          <table:table-cell office:value-type="float" office:value="17.013" calcext:value-type="float">
            <text:p>17.013</text:p>
          </table:table-cell>
          <table:table-cell table:formula="of:=([.K95]-12)/4.5" office:value-type="float" office:value="1.114" calcext:value-type="float">
            <text:p>1.1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7674" calcext:value-type="float">
            <text:p>-5.7674</text:p>
          </table:table-cell>
          <table:table-cell office:value-type="float" office:value="3.5545" calcext:value-type="float">
            <text:p>3.5545</text:p>
          </table:table-cell>
          <table:table-cell table:formula="of:=[.B96]/[.$B$2]" office:value-type="float" office:value="0.364646381747676" calcext:value-type="float">
            <text:p>0.364646381747676</text:p>
          </table:table-cell>
          <table:table-cell office:value-type="float" office:value="0.34278" calcext:value-type="float">
            <text:p>0.34278</text:p>
          </table:table-cell>
          <table:table-cell office:value-type="float" office:value="0.094546" calcext:value-type="float">
            <text:p>0.094546</text:p>
          </table:table-cell>
          <table:table-cell office:value-type="float" office:value="5.5732" calcext:value-type="float">
            <text:p>5.5732</text:p>
          </table:table-cell>
          <table:table-cell office:value-type="float" office:value="0.24222" calcext:value-type="float">
            <text:p>0.24222</text:p>
          </table:table-cell>
          <table:table-cell office:value-type="float" office:value="-0.24763" calcext:value-type="float">
            <text:p>-0.24763</text:p>
          </table:table-cell>
          <table:table-cell office:value-type="float" office:value="1" calcext:value-type="float">
            <text:p>1</text:p>
          </table:table-cell>
          <table:table-cell office:value-type="float" office:value="9.4329" calcext:value-type="float">
            <text:p>9.4329</text:p>
          </table:table-cell>
          <table:table-cell office:value-type="float" office:value="17.113" calcext:value-type="float">
            <text:p>17.113</text:p>
          </table:table-cell>
          <table:table-cell table:formula="of:=([.K96]-12)/4.5" office:value-type="float" office:value="1.13622222222222" calcext:value-type="float">
            <text:p>1.136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7064" calcext:value-type="float">
            <text:p>-5.7064</text:p>
          </table:table-cell>
          <table:table-cell office:value-type="float" office:value="3.5499" calcext:value-type="float">
            <text:p>3.5499</text:p>
          </table:table-cell>
          <table:table-cell table:formula="of:=[.B97]/[.$B$2]" office:value-type="float" office:value="0.364174480395576" calcext:value-type="float">
            <text:p>0.364174480395576</text:p>
          </table:table-cell>
          <table:table-cell office:value-type="float" office:value="0.34465" calcext:value-type="float">
            <text:p>0.34465</text:p>
          </table:table-cell>
          <table:table-cell office:value-type="float" office:value="0.093127" calcext:value-type="float">
            <text:p>0.093127</text:p>
          </table:table-cell>
          <table:table-cell office:value-type="float" office:value="5.6252" calcext:value-type="float">
            <text:p>5.6252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-0.25486" calcext:value-type="float">
            <text:p>-0.25486</text:p>
          </table:table-cell>
          <table:table-cell office:value-type="float" office:value="1" calcext:value-type="float">
            <text:p>1</text:p>
          </table:table-cell>
          <table:table-cell office:value-type="float" office:value="9.5332" calcext:value-type="float">
            <text:p>9.5332</text:p>
          </table:table-cell>
          <table:table-cell office:value-type="float" office:value="17.213" calcext:value-type="float">
            <text:p>17.213</text:p>
          </table:table-cell>
          <table:table-cell table:formula="of:=([.K97]-12)/4.5" office:value-type="float" office:value="1.15844444444444" calcext:value-type="float">
            <text:p>1.158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6462" calcext:value-type="float">
            <text:p>-5.6462</text:p>
          </table:table-cell>
          <table:table-cell office:value-type="float" office:value="3.5467" calcext:value-type="float">
            <text:p>3.5467</text:p>
          </table:table-cell>
          <table:table-cell table:formula="of:=[.B98]/[.$B$2]" office:value-type="float" office:value="0.363846201194116" calcext:value-type="float">
            <text:p>0.363846201194116</text:p>
          </table:table-cell>
          <table:table-cell office:value-type="float" office:value="0.34655" calcext:value-type="float">
            <text:p>0.34655</text:p>
          </table:table-cell>
          <table:table-cell office:value-type="float" office:value="0.091964" calcext:value-type="float">
            <text:p>0.091964</text:p>
          </table:table-cell>
          <table:table-cell office:value-type="float" office:value="5.6799" calcext:value-type="float">
            <text:p>5.6799</text:p>
          </table:table-cell>
          <table:table-cell office:value-type="float" office:value="0.23541" calcext:value-type="float">
            <text:p>0.23541</text:p>
          </table:table-cell>
          <table:table-cell office:value-type="float" office:value="-0.26217" calcext:value-type="float">
            <text:p>-0.26217</text:p>
          </table:table-cell>
          <table:table-cell office:value-type="float" office:value="1" calcext:value-type="float">
            <text:p>1</text:p>
          </table:table-cell>
          <table:table-cell office:value-type="float" office:value="9.6336" calcext:value-type="float">
            <text:p>9.6336</text:p>
          </table:table-cell>
          <table:table-cell office:value-type="float" office:value="17.314" calcext:value-type="float">
            <text:p>17.314</text:p>
          </table:table-cell>
          <table:table-cell table:formula="of:=([.K98]-12)/4.5" office:value-type="float" office:value="1.18088888888889" calcext:value-type="float">
            <text:p>1.18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5871" calcext:value-type="float">
            <text:p>-5.5871</text:p>
          </table:table-cell>
          <table:table-cell office:value-type="float" office:value="3.5422" calcext:value-type="float">
            <text:p>3.5422</text:p>
          </table:table-cell>
          <table:table-cell table:formula="of:=[.B99]/[.$B$2]" office:value-type="float" office:value="0.363384558567061" calcext:value-type="float">
            <text:p>0.363384558567061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091582" calcext:value-type="float">
            <text:p>0.091582</text:p>
          </table:table-cell>
          <table:table-cell office:value-type="float" office:value="5.7333" calcext:value-type="float">
            <text:p>5.7333</text:p>
          </table:table-cell>
          <table:table-cell office:value-type="float" office:value="0.23182" calcext:value-type="float">
            <text:p>0.23182</text:p>
          </table:table-cell>
          <table:table-cell office:value-type="float" office:value="-0.26914" calcext:value-type="float">
            <text:p>-0.26914</text:p>
          </table:table-cell>
          <table:table-cell office:value-type="float" office:value="1" calcext:value-type="float">
            <text:p>1</text:p>
          </table:table-cell>
          <table:table-cell office:value-type="float" office:value="9.7339" calcext:value-type="float">
            <text:p>9.7339</text:p>
          </table:table-cell>
          <table:table-cell office:value-type="float" office:value="17.414" calcext:value-type="float">
            <text:p>17.414</text:p>
          </table:table-cell>
          <table:table-cell table:formula="of:=([.K99]-12)/4.5" office:value-type="float" office:value="1.20311111111111" calcext:value-type="float">
            <text:p>1.20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5287" calcext:value-type="float">
            <text:p>-5.5287</text:p>
          </table:table-cell>
          <table:table-cell office:value-type="float" office:value="3.5393" calcext:value-type="float">
            <text:p>3.5393</text:p>
          </table:table-cell>
          <table:table-cell table:formula="of:=[.B100]/[.$B$2]" office:value-type="float" office:value="0.363087055540737" calcext:value-type="float">
            <text:p>0.363087055540737</text:p>
          </table:table-cell>
          <table:table-cell office:value-type="float" office:value="0.35005" calcext:value-type="float">
            <text:p>0.35005</text:p>
          </table:table-cell>
          <table:table-cell office:value-type="float" office:value="0.091621" calcext:value-type="float">
            <text:p>0.091621</text:p>
          </table:table-cell>
          <table:table-cell office:value-type="float" office:value="5.7896" calcext:value-type="float">
            <text:p>5.7896</text:p>
          </table:table-cell>
          <table:table-cell office:value-type="float" office:value="0.22827" calcext:value-type="float">
            <text:p>0.22827</text:p>
          </table:table-cell>
          <table:table-cell office:value-type="float" office:value="-0.2762" calcext:value-type="float">
            <text:p>-0.2762</text:p>
          </table:table-cell>
          <table:table-cell office:value-type="float" office:value="1" calcext:value-type="float">
            <text:p>1</text:p>
          </table:table-cell>
          <table:table-cell office:value-type="float" office:value="9.8343" calcext:value-type="float">
            <text:p>9.8343</text:p>
          </table:table-cell>
          <table:table-cell office:value-type="float" office:value="17.514" calcext:value-type="float">
            <text:p>17.514</text:p>
          </table:table-cell>
          <table:table-cell table:formula="of:=([.K100]-12)/4.5" office:value-type="float" office:value="1.22533333333333" calcext:value-type="float">
            <text:p>1.225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4708" calcext:value-type="float">
            <text:p>-5.4708</text:p>
          </table:table-cell>
          <table:table-cell office:value-type="float" office:value="3.5346" calcext:value-type="float">
            <text:p>3.5346</text:p>
          </table:table-cell>
          <table:table-cell table:formula="of:=[.B101]/[.$B$2]" office:value-type="float" office:value="0.362604895463592" calcext:value-type="float">
            <text:p>0.362604895463592</text:p>
          </table:table-cell>
          <table:table-cell office:value-type="float" office:value="0.35155" calcext:value-type="float">
            <text:p>0.35155</text:p>
          </table:table-cell>
          <table:table-cell office:value-type="float" office:value="0.092373" calcext:value-type="float">
            <text:p>0.092373</text:p>
          </table:table-cell>
          <table:table-cell office:value-type="float" office:value="5.8444" calcext:value-type="float">
            <text:p>5.8444</text:p>
          </table:table-cell>
          <table:table-cell office:value-type="float" office:value="0.22453" calcext:value-type="float">
            <text:p>0.22453</text:p>
          </table:table-cell>
          <table:table-cell office:value-type="float" office:value="-0.28298" calcext:value-type="float">
            <text:p>-0.28298</text:p>
          </table:table-cell>
          <table:table-cell office:value-type="float" office:value="1" calcext:value-type="float">
            <text:p>1</text:p>
          </table:table-cell>
          <table:table-cell office:value-type="float" office:value="9.9347" calcext:value-type="float">
            <text:p>9.9347</text:p>
          </table:table-cell>
          <table:table-cell office:value-type="float" office:value="17.615" calcext:value-type="float">
            <text:p>17.615</text:p>
          </table:table-cell>
          <table:table-cell table:formula="of:=([.K101]-12)/4.5" office:value-type="float" office:value="1.24777777777778" calcext:value-type="float">
            <text:p>1.24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4136" calcext:value-type="float">
            <text:p>-5.4136</text:p>
          </table:table-cell>
          <table:table-cell office:value-type="float" office:value="3.5321" calcext:value-type="float">
            <text:p>3.5321</text:p>
          </table:table-cell>
          <table:table-cell table:formula="of:=[.B102]/[.$B$2]" office:value-type="float" office:value="0.36234842733745" calcext:value-type="float">
            <text:p>0.36234842733745</text:p>
          </table:table-cell>
          <table:table-cell office:value-type="float" office:value="0.35306" calcext:value-type="float">
            <text:p>0.35306</text:p>
          </table:table-cell>
          <table:table-cell office:value-type="float" office:value="0.093565" calcext:value-type="float">
            <text:p>0.093565</text:p>
          </table:table-cell>
          <table:table-cell office:value-type="float" office:value="5.9021" calcext:value-type="float">
            <text:p>5.9021</text:p>
          </table:table-cell>
          <table:table-cell office:value-type="float" office:value="0.22082" calcext:value-type="float">
            <text:p>0.22082</text:p>
          </table:table-cell>
          <table:table-cell office:value-type="float" office:value="-0.28987" calcext:value-type="float">
            <text:p>-0.28987</text:p>
          </table:table-cell>
          <table:table-cell office:value-type="float" office:value="1" calcext:value-type="float">
            <text:p>1</text:p>
          </table:table-cell>
          <table:table-cell office:value-type="float" office:value="10.035" calcext:value-type="float">
            <text:p>10.035</text:p>
          </table:table-cell>
          <table:table-cell office:value-type="float" office:value="17.715" calcext:value-type="float">
            <text:p>17.715</text:p>
          </table:table-cell>
          <table:table-cell table:formula="of:=([.K102]-12)/4.5" office:value-type="float" office:value="1.27" calcext:value-type="float">
            <text:p>1.2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8:02:38.790002417</dc:date>
    <meta:editing-duration>PT1M22S</meta:editing-duration>
    <meta:editing-cycles>1</meta:editing-cycles>
    <meta:document-statistic meta:table-count="1" meta:cell-count="1428" meta:object-count="0"/>
    <meta:generator>LibreOffice/6.2.0.3$MacOSX_X86_64 LibreOffice_project/98c6a8a1c6c7b144ce3cc729e34964b47ce25d62</meta:generator>
  </office:meta>
</office:document-meta>
</file>